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0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4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w intensity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nerring</text:p>
          </table:table-cell>
          <table:table-cell office:value-type="string" calcext:value-type="string">
            <text:p>outerring</text:p>
          </table:table-cell>
          <table:table-cell office:value-type="string" calcext:value-type="string">
            <text:p>Nimplant</text:p>
          </table:table-cell>
          <table:table-cell office:value-type="string" calcext:value-type="string">
            <text:p>Inner/outering</text:p>
          </table:table-cell>
          <table:table-cell office:value-type="string" calcext:value-type="string">
            <text:p>error_innerring</text:p>
          </table:table-cell>
          <table:table-cell office:value-type="string" calcext:value-type="string">
            <text:p>error_outerring</text:p>
          </table:table-cell>
          <table:table-cell office:value-type="string" calcext:value-type="string">
            <text:p>Relative error(%)</text:p>
          </table:table-cell>
          <table:table-cell table:style-name="Default" office:value-type="string" calcext:value-type="string">
            <text:p>Absolute error</text:p>
          </table:table-cell>
          <table:table-cell/>
          <table:table-cell table:style-name="ce4"/>
          <table:table-cell table:style-name="ce8" office:value-type="string" calcext:value-type="string">
            <text:p>Inner/outering</text:p>
          </table:table-cell>
          <table:table-cell table:style-name="ce8" office:value-type="string" calcext:value-type="string">
            <text:p>abs error</text:p>
          </table:table-cell>
          <table:table-cell table:style-name="ce8" office:value-type="string" calcext:value-type="string">
            <text:p>plus</text:p>
          </table:table-cell>
          <table:table-cell table:style-name="ce8" office:value-type="string" calcext:value-type="string">
            <text:p>minus</text:p>
          </table:table-cell>
          <table:table-cell table:style-name="ce8" office:value-type="string" calcext:value-type="string">
            <text:p>Efficiency central</text:p>
          </table:table-cell>
          <table:table-cell table:style-name="ce8" office:value-type="string" calcext:value-type="string">
            <text:p>Effficienmcy plus</text:p>
          </table:table-cell>
          <table:table-cell table:style-name="ce8" office:value-type="string" calcext:value-type="string">
            <text:p>Effficienmcy minus</text:p>
          </table:table-cell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609" calcext:value-type="float">
            <text:p>60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2" table:formula="of:=[.E12]/[.D12]" office:value-type="float" office:value="0.487684729064039" calcext:value-type="float">
            <text:p>0.4876847291</text:p>
          </table:table-cell>
          <table:table-cell table:formula="of:=1/SQRT([.D12])" office:value-type="float" office:value="0.0405220449236554" calcext:value-type="float">
            <text:p>0.0405220449</text:p>
          </table:table-cell>
          <table:table-cell table:formula="of:=1/SQRT([.E12])" office:value-type="float" office:value="0.0580258853185659" calcext:value-type="float">
            <text:p>0.0580258853</text:p>
          </table:table-cell>
          <table:table-cell table:formula="of:=SQRT([.I12]*[.I12]+[.H12]*[.H12])" office:value-type="float" office:value="0.070774568114529" calcext:value-type="float">
            <text:p>0.0707745681</text:p>
          </table:table-cell>
          <table:table-cell table:formula="of:=[.G12]*[.J12]" office:value-type="float" office:value="0.0345156760755585" calcext:value-type="float">
            <text:p>0.0345156761</text:p>
          </table:table-cell>
          <table:table-cell/>
          <table:table-cell table:style-name="ce5" table:formula="of:=[.C12]" office:value-type="string" office:string-value="Ag129" calcext:value-type="string">
            <text:p>Ag129</text:p>
          </table:table-cell>
          <table:table-cell table:formula="of:=[.G12]" office:value-type="float" office:value="0.487684729064039" calcext:value-type="float">
            <text:p>0.4876847291</text:p>
          </table:table-cell>
          <table:table-cell table:formula="of:=[.K12]" office:value-type="float" office:value="0.0345156760755585" calcext:value-type="float">
            <text:p>0.0345156761</text:p>
          </table:table-cell>
          <table:table-cell table:formula="of:=[.N12]+[.O12]" office:value-type="float" office:value="0.522200405139598" calcext:value-type="float">
            <text:p>0.5222004051</text:p>
          </table:table-cell>
          <table:table-cell table:formula="of:=[.N12]-[.O12]" office:value-type="float" office:value="0.453169052988481" calcext:value-type="float">
            <text:p>0.453169053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2" table:formula="of:=[.E13]/[.D13]" office:value-type="float" office:value="1.02222222222222" calcext:value-type="float">
            <text:p>1.0222222222</text:p>
          </table:table-cell>
          <table:table-cell table:formula="of:=1/SQRT([.D13])" office:value-type="float" office:value="0.105409255338946" calcext:value-type="float">
            <text:p>0.1054092553</text:p>
          </table:table-cell>
          <table:table-cell table:formula="of:=1/SQRT([.E13])" office:value-type="float" office:value="0.104257207028537" calcext:value-type="float">
            <text:p>0.104257207</text:p>
          </table:table-cell>
          <table:table-cell table:formula="of:=SQRT([.I13]*[.I13]+[.H13]*[.H13])" office:value-type="float" office:value="0.148258815348371" calcext:value-type="float">
            <text:p>0.1482588153</text:p>
          </table:table-cell>
          <table:table-cell table:formula="of:=[.G13]*[.J13]" office:value-type="float" office:value="0.151553455689446" calcext:value-type="float">
            <text:p>0.1515534557</text:p>
          </table:table-cell>
          <table:table-cell/>
          <table:table-cell table:style-name="ce5" table:formula="of:=[.C13]" office:value-type="string" office:string-value="Ag130" calcext:value-type="string">
            <text:p>Ag130</text:p>
          </table:table-cell>
          <table:table-cell table:formula="of:=[.G13]" office:value-type="float" office:value="1.02222222222222" calcext:value-type="float">
            <text:p>1.0222222222</text:p>
          </table:table-cell>
          <table:table-cell table:formula="of:=[.K13]" office:value-type="float" office:value="0.151553455689446" calcext:value-type="float">
            <text:p>0.1515534557</text:p>
          </table:table-cell>
          <table:table-cell table:formula="of:=[.N13]+[.O13]" office:value-type="float" office:value="1.17377567791167" calcext:value-type="float">
            <text:p>1.1737756779</text:p>
          </table:table-cell>
          <table:table-cell table:formula="of:=[.N13]-[.O13]" office:value-type="float" office:value="0.870668766532774" calcext:value-type="float">
            <text:p>0.8706687665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2" table:formula="of:=[.E14]/[.D14]" office:value-type="float" office:value="0.903225806451613" calcext:value-type="float">
            <text:p>0.9032258065</text:p>
          </table:table-cell>
          <table:table-cell table:formula="of:=1/SQRT([.D14])" office:value-type="float" office:value="0.179605302026775" calcext:value-type="float">
            <text:p>0.179605302</text:p>
          </table:table-cell>
          <table:table-cell table:formula="of:=1/SQRT([.E14])" office:value-type="float" office:value="0.188982236504614" calcext:value-type="float">
            <text:p>0.1889822365</text:p>
          </table:table-cell>
          <table:table-cell table:formula="of:=SQRT([.I14]*[.I14]+[.H14]*[.H14])" office:value-type="float" office:value="0.260715074804689" calcext:value-type="float">
            <text:p>0.2607150748</text:p>
          </table:table-cell>
          <table:table-cell table:formula="of:=[.G14]*[.J14]" office:value-type="float" office:value="0.235484583694558" calcext:value-type="float">
            <text:p>0.2354845837</text:p>
          </table:table-cell>
          <table:table-cell/>
          <table:table-cell table:style-name="ce5" table:formula="of:=[.C14]" office:value-type="string" office:string-value="Ag131" calcext:value-type="string">
            <text:p>Ag131</text:p>
          </table:table-cell>
          <table:table-cell table:formula="of:=[.G14]" office:value-type="float" office:value="0.903225806451613" calcext:value-type="float">
            <text:p>0.9032258065</text:p>
          </table:table-cell>
          <table:table-cell table:formula="of:=[.K14]" office:value-type="float" office:value="0.235484583694558" calcext:value-type="float">
            <text:p>0.2354845837</text:p>
          </table:table-cell>
          <table:table-cell table:formula="of:=[.N14]+[.O14]" office:value-type="float" office:value="1.13871039014617" calcext:value-type="float">
            <text:p>1.1387103901</text:p>
          </table:table-cell>
          <table:table-cell table:formula="of:=[.N14]-[.O14]" office:value-type="float" office:value="0.667741222757055" calcext:value-type="float">
            <text:p>0.667741222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5]/[.D15]" office:value-type="float" office:value="0.285564853556485" calcext:value-type="float">
            <text:p>0.2855648536</text:p>
          </table:table-cell>
          <table:table-cell table:formula="of:=1/SQRT([.D15])" office:value-type="float" office:value="0.0323423113676575" calcext:value-type="float">
            <text:p>0.0323423114</text:p>
          </table:table-cell>
          <table:table-cell table:formula="of:=1/SQRT([.E15])" office:value-type="float" office:value="0.0605227532668802" calcext:value-type="float">
            <text:p>0.0605227533</text:p>
          </table:table-cell>
          <table:table-cell table:formula="of:=SQRT([.I15]*[.I15]+[.H15]*[.H15])" office:value-type="float" office:value="0.0686223634656092" calcext:value-type="float">
            <text:p>0.0686223635</text:p>
          </table:table-cell>
          <table:table-cell table:formula="of:=[.G15]*[.J15]" office:value-type="float" office:value="0.0195961351737566" calcext:value-type="float">
            <text:p>0.0195961352</text:p>
          </table:table-cell>
          <table:table-cell/>
          <table:table-cell table:style-name="ce6" table:formula="of:=[.C15]" office:value-type="string" office:string-value="Cd130" calcext:value-type="string">
            <text:p>Cd130</text:p>
          </table:table-cell>
          <table:table-cell table:style-name="ce1" table:formula="of:=[.G15]" office:value-type="float" office:value="0.285564853556485" calcext:value-type="float">
            <text:p>0.2855648536</text:p>
          </table:table-cell>
          <table:table-cell table:style-name="ce1" table:formula="of:=[.K15]" office:value-type="float" office:value="0.0195961351737566" calcext:value-type="float">
            <text:p>0.0195961352</text:p>
          </table:table-cell>
          <table:table-cell table:style-name="ce1" table:formula="of:=[.N15]+[.O15]" office:value-type="float" office:value="0.305160988730242" calcext:value-type="float">
            <text:p>0.3051609887</text:p>
          </table:table-cell>
          <table:table-cell table:style-name="ce1" table:formula="of:=[.N15]-[.O15]" office:value-type="float" office:value="0.265968718382729" calcext:value-type="float">
            <text:p>0.2659687184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6]/[.D16]" office:value-type="float" office:value="0.820820820820821" calcext:value-type="float">
            <text:p>0.8208208208</text:p>
          </table:table-cell>
          <table:table-cell table:formula="of:=1/SQRT([.D16])" office:value-type="float" office:value="0.0316385998584166" calcext:value-type="float">
            <text:p>0.0316385999</text:p>
          </table:table-cell>
          <table:table-cell table:formula="of:=1/SQRT([.E16])" office:value-type="float" office:value="0.0349215147884789" calcext:value-type="float">
            <text:p>0.0349215148</text:p>
          </table:table-cell>
          <table:table-cell table:formula="of:=SQRT([.I16]*[.I16]+[.H16]*[.H16])" office:value-type="float" office:value="0.0471223216334144" calcext:value-type="float">
            <text:p>0.0471223216</text:p>
          </table:table-cell>
          <table:table-cell table:formula="of:=[.G16]*[.J16]" office:value-type="float" office:value="0.0386789827221219" calcext:value-type="float">
            <text:p>0.0386789827</text:p>
          </table:table-cell>
          <table:table-cell/>
          <table:table-cell table:style-name="ce6" table:formula="of:=[.C16]" office:value-type="string" office:string-value="Cd131" calcext:value-type="string">
            <text:p>Cd131</text:p>
          </table:table-cell>
          <table:table-cell table:style-name="ce1" table:formula="of:=[.G16]" office:value-type="float" office:value="0.820820820820821" calcext:value-type="float">
            <text:p>0.8208208208</text:p>
          </table:table-cell>
          <table:table-cell table:style-name="ce1" table:formula="of:=[.K16]" office:value-type="float" office:value="0.0386789827221219" calcext:value-type="float">
            <text:p>0.0386789827</text:p>
          </table:table-cell>
          <table:table-cell table:style-name="ce1" table:formula="of:=[.N16]+[.O16]" office:value-type="float" office:value="0.859499803542943" calcext:value-type="float">
            <text:p>0.8594998035</text:p>
          </table:table-cell>
          <table:table-cell table:style-name="ce1" table:formula="of:=[.N16]-[.O16]" office:value-type="float" office:value="0.782141838098699" calcext:value-type="float">
            <text:p>0.7821418381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7]/[.D17]" office:value-type="float" office:value="0.983621474067334" calcext:value-type="float">
            <text:p>0.9836214741</text:p>
          </table:table-cell>
          <table:table-cell table:formula="of:=1/SQRT([.D17])" office:value-type="float" office:value="0.0301648488703381" calcext:value-type="float">
            <text:p>0.0301648489</text:p>
          </table:table-cell>
          <table:table-cell table:formula="of:=1/SQRT([.E17])" office:value-type="float" office:value="0.0304149532336237" calcext:value-type="float">
            <text:p>0.0304149532</text:p>
          </table:table-cell>
          <table:table-cell table:formula="of:=SQRT([.I17]*[.I17]+[.H17]*[.H17])" office:value-type="float" office:value="0.0428367539336707" calcext:value-type="float">
            <text:p>0.0428367539</text:p>
          </table:table-cell>
          <table:table-cell table:formula="of:=[.G17]*[.J17]" office:value-type="float" office:value="0.0421351510484968" calcext:value-type="float">
            <text:p>0.042135151</text:p>
          </table:table-cell>
          <table:table-cell/>
          <table:table-cell table:style-name="ce6" table:formula="of:=[.C17]" office:value-type="string" office:string-value="Cd132" calcext:value-type="string">
            <text:p>Cd132</text:p>
          </table:table-cell>
          <table:table-cell table:style-name="ce1" table:formula="of:=[.G17]" office:value-type="float" office:value="0.983621474067334" calcext:value-type="float">
            <text:p>0.9836214741</text:p>
          </table:table-cell>
          <table:table-cell table:style-name="ce1" table:formula="of:=[.K17]" office:value-type="float" office:value="0.0421351510484968" calcext:value-type="float">
            <text:p>0.042135151</text:p>
          </table:table-cell>
          <table:table-cell table:style-name="ce1" table:formula="of:=[.N17]+[.O17]" office:value-type="float" office:value="1.02575662511583" calcext:value-type="float">
            <text:p>1.0257566251</text:p>
          </table:table-cell>
          <table:table-cell table:style-name="ce1" table:formula="of:=[.N17]-[.O17]" office:value-type="float" office:value="0.941486323018837" calcext:value-type="float">
            <text:p>0.941486323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8]/[.D18]" office:value-type="float" office:value="1.078125" calcext:value-type="float">
            <text:p>1.078125</text:p>
          </table:table-cell>
          <table:table-cell table:formula="of:=1/SQRT([.D18])" office:value-type="float" office:value="0.0883883476483184" calcext:value-type="float">
            <text:p>0.0883883476</text:p>
          </table:table-cell>
          <table:table-cell table:formula="of:=1/SQRT([.E18])" office:value-type="float" office:value="0.0851256530758749" calcext:value-type="float">
            <text:p>0.0851256531</text:p>
          </table:table-cell>
          <table:table-cell table:formula="of:=SQRT([.I18]*[.I18]+[.H18]*[.H18])" office:value-type="float" office:value="0.12271461531372" calcext:value-type="float">
            <text:p>0.1227146153</text:p>
          </table:table-cell>
          <table:table-cell table:formula="of:=[.G18]*[.J18]" office:value-type="float" office:value="0.132301694635104" calcext:value-type="float">
            <text:p>0.1323016946</text:p>
          </table:table-cell>
          <table:table-cell/>
          <table:table-cell table:style-name="ce6" table:formula="of:=[.C18]" office:value-type="string" office:string-value="Cd133" calcext:value-type="string">
            <text:p>Cd133</text:p>
          </table:table-cell>
          <table:table-cell table:style-name="ce1" table:formula="of:=[.G18]" office:value-type="float" office:value="1.078125" calcext:value-type="float">
            <text:p>1.078125</text:p>
          </table:table-cell>
          <table:table-cell table:style-name="ce1" table:formula="of:=[.K18]" office:value-type="float" office:value="0.132301694635104" calcext:value-type="float">
            <text:p>0.1323016946</text:p>
          </table:table-cell>
          <table:table-cell table:style-name="ce1" table:formula="of:=[.N18]+[.O18]" office:value-type="float" office:value="1.2104266946351" calcext:value-type="float">
            <text:p>1.2104266946</text:p>
          </table:table-cell>
          <table:table-cell table:style-name="ce1" table:formula="of:=[.N18]-[.O18]" office:value-type="float" office:value="0.945823305364896" calcext:value-type="float">
            <text:p>0.9458233054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E19]/[.D19]" office:value-type="float" office:value="0.32258064516129" calcext:value-type="float">
            <text:p>0.3225806452</text:p>
          </table:table-cell>
          <table:table-cell table:formula="of:=1/SQRT([.D19])" office:value-type="float" office:value="0.179605302026775" calcext:value-type="float">
            <text:p>0.179605302</text:p>
          </table:table-cell>
          <table:table-cell table:formula="of:=1/SQRT([.E19])" office:value-type="float" office:value="0.316227766016838" calcext:value-type="float">
            <text:p>0.316227766</text:p>
          </table:table-cell>
          <table:table-cell table:formula="of:=SQRT([.I19]*[.I19]+[.H19]*[.H19])" office:value-type="float" office:value="0.36367301868042" calcext:value-type="float">
            <text:p>0.3636730187</text:p>
          </table:table-cell>
          <table:table-cell table:formula="of:=[.G19]*[.J19]" office:value-type="float" office:value="0.117313876993684" calcext:value-type="float">
            <text:p>0.117313877</text:p>
          </table:table-cell>
          <table:table-cell/>
          <table:table-cell table:style-name="ce5" table:formula="of:=[.C19]" office:value-type="string" office:string-value="In131" calcext:value-type="string">
            <text:p>In131</text:p>
          </table:table-cell>
          <table:table-cell table:formula="of:=[.G19]" office:value-type="float" office:value="0.32258064516129" calcext:value-type="float">
            <text:p>0.3225806452</text:p>
          </table:table-cell>
          <table:table-cell table:formula="of:=[.K19]" office:value-type="float" office:value="0.117313876993684" calcext:value-type="float">
            <text:p>0.117313877</text:p>
          </table:table-cell>
          <table:table-cell table:formula="of:=[.N19]+[.O19]" office:value-type="float" office:value="0.439894522154974" calcext:value-type="float">
            <text:p>0.4398945222</text:p>
          </table:table-cell>
          <table:table-cell table:formula="of:=[.N19]-[.O19]" office:value-type="float" office:value="0.205266768167606" calcext:value-type="float">
            <text:p>0.205266768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2" table:formula="of:=[.E20]/[.D20]" office:value-type="float" office:value="1.19191919191919" calcext:value-type="float">
            <text:p>1.1919191919</text:p>
          </table:table-cell>
          <table:table-cell table:formula="of:=1/SQRT([.D20])" office:value-type="float" office:value="0.100503781525921" calcext:value-type="float">
            <text:p>0.1005037815</text:p>
          </table:table-cell>
          <table:table-cell table:formula="of:=1/SQRT([.E20])" office:value-type="float" office:value="0.0920574617898324" calcext:value-type="float">
            <text:p>0.0920574618</text:p>
          </table:table-cell>
          <table:table-cell table:formula="of:=SQRT([.I20]*[.I20]+[.H20]*[.H20])" office:value-type="float" office:value="0.136292282878366" calcext:value-type="float">
            <text:p>0.1362922829</text:p>
          </table:table-cell>
          <table:table-cell table:formula="of:=[.G20]*[.J20]" office:value-type="float" office:value="0.162449387673204" calcext:value-type="float">
            <text:p>0.1624493877</text:p>
          </table:table-cell>
          <table:table-cell/>
          <table:table-cell table:style-name="ce5" table:formula="of:=[.C20]" office:value-type="string" office:string-value="In132" calcext:value-type="string">
            <text:p>In132</text:p>
          </table:table-cell>
          <table:table-cell table:formula="of:=[.G20]" office:value-type="float" office:value="1.19191919191919" calcext:value-type="float">
            <text:p>1.1919191919</text:p>
          </table:table-cell>
          <table:table-cell table:formula="of:=[.K20]" office:value-type="float" office:value="0.162449387673204" calcext:value-type="float">
            <text:p>0.1624493877</text:p>
          </table:table-cell>
          <table:table-cell table:formula="of:=[.N20]+[.O20]" office:value-type="float" office:value="1.35436857959239" calcext:value-type="float">
            <text:p>1.3543685796</text:p>
          </table:table-cell>
          <table:table-cell table:formula="of:=[.N20]-[.O20]" office:value-type="float" office:value="1.02946980424599" calcext:value-type="float">
            <text:p>1.029469804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11010" calcext:value-type="float">
            <text:p>11010</text:p>
          </table:table-cell>
          <table:table-cell office:value-type="float" office:value="14807" calcext:value-type="float">
            <text:p>14807</text:p>
          </table:table-cell>
          <table:table-cell office:value-type="float" office:value="0" calcext:value-type="float">
            <text:p>0</text:p>
          </table:table-cell>
          <table:table-cell table:style-name="ce2" table:formula="of:=[.E21]/[.D21]" office:value-type="float" office:value="1.34486830154405" calcext:value-type="float">
            <text:p>1.3448683015</text:p>
          </table:table-cell>
          <table:table-cell table:formula="of:=1/SQRT([.D21])" office:value-type="float" office:value="0.00953029492430494" calcext:value-type="float">
            <text:p>0.0095302949</text:p>
          </table:table-cell>
          <table:table-cell table:formula="of:=1/SQRT([.E21])" office:value-type="float" office:value="0.00821800614761329" calcext:value-type="float">
            <text:p>0.0082180061</text:p>
          </table:table-cell>
          <table:table-cell table:formula="of:=SQRT([.I21]*[.I21]+[.H21]*[.H21])" office:value-type="float" office:value="0.01258420225467" calcext:value-type="float">
            <text:p>0.0125842023</text:p>
          </table:table-cell>
          <table:table-cell table:formula="of:=[.G21]*[.J21]" office:value-type="float" office:value="0.0169240947125249" calcext:value-type="float">
            <text:p>0.0169240947</text:p>
          </table:table-cell>
          <table:table-cell/>
          <table:table-cell table:style-name="ce5" table:formula="of:=[.C21]" office:value-type="string" office:string-value="In133" calcext:value-type="string">
            <text:p>In133</text:p>
          </table:table-cell>
          <table:table-cell table:formula="of:=[.G21]" office:value-type="float" office:value="1.34486830154405" calcext:value-type="float">
            <text:p>1.3448683015</text:p>
          </table:table-cell>
          <table:table-cell table:formula="of:=[.K21]" office:value-type="float" office:value="0.0169240947125249" calcext:value-type="float">
            <text:p>0.0169240947</text:p>
          </table:table-cell>
          <table:table-cell table:formula="of:=[.N21]+[.O21]" office:value-type="float" office:value="1.36179239625658" calcext:value-type="float">
            <text:p>1.3617923963</text:p>
          </table:table-cell>
          <table:table-cell table:formula="of:=[.N21]-[.O21]" office:value-type="float" office:value="1.32794420683153" calcext:value-type="float">
            <text:p>1.327944206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5621" calcext:value-type="float">
            <text:p>5621</text:p>
          </table:table-cell>
          <table:table-cell office:value-type="float" office:value="7110" calcext:value-type="float">
            <text:p>7110</text:p>
          </table:table-cell>
          <table:table-cell office:value-type="float" office:value="0" calcext:value-type="float">
            <text:p>0</text:p>
          </table:table-cell>
          <table:table-cell table:style-name="ce2" table:formula="of:=[.E22]/[.D22]" office:value-type="float" office:value="1.26489948407757" calcext:value-type="float">
            <text:p>1.2648994841</text:p>
          </table:table-cell>
          <table:table-cell table:formula="of:=1/SQRT([.D22])" office:value-type="float" office:value="0.0133380766039684" calcext:value-type="float">
            <text:p>0.0133380766</text:p>
          </table:table-cell>
          <table:table-cell table:formula="of:=1/SQRT([.E22])" office:value-type="float" office:value="0.011859467782747" calcext:value-type="float">
            <text:p>0.0118594678</text:p>
          </table:table-cell>
          <table:table-cell table:formula="of:=SQRT([.I22]*[.I22]+[.H22]*[.H22])" office:value-type="float" office:value="0.017848004470622" calcext:value-type="float">
            <text:p>0.0178480045</text:p>
          </table:table-cell>
          <table:table-cell table:formula="of:=[.G22]*[.J22]" office:value-type="float" office:value="0.0225759316467039" calcext:value-type="float">
            <text:p>0.0225759316</text:p>
          </table:table-cell>
          <table:table-cell/>
          <table:table-cell table:style-name="ce5" table:formula="of:=[.C22]" office:value-type="string" office:string-value="In134" calcext:value-type="string">
            <text:p>In134</text:p>
          </table:table-cell>
          <table:table-cell table:formula="of:=[.G22]" office:value-type="float" office:value="1.26489948407757" calcext:value-type="float">
            <text:p>1.2648994841</text:p>
          </table:table-cell>
          <table:table-cell table:formula="of:=[.K22]" office:value-type="float" office:value="0.0225759316467039" calcext:value-type="float">
            <text:p>0.0225759316</text:p>
          </table:table-cell>
          <table:table-cell table:formula="of:=[.N22]+[.O22]" office:value-type="float" office:value="1.28747541572427" calcext:value-type="float">
            <text:p>1.2874754157</text:p>
          </table:table-cell>
          <table:table-cell table:formula="of:=[.N22]-[.O22]" office:value-type="float" office:value="1.24232355243087" calcext:value-type="float">
            <text:p>1.2423235524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054" calcext:value-type="float">
            <text:p>1054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style-name="ce2" table:formula="of:=[.E23]/[.D23]" office:value-type="float" office:value="1.02941176470588" calcext:value-type="float">
            <text:p>1.0294117647</text:p>
          </table:table-cell>
          <table:table-cell table:formula="of:=1/SQRT([.D23])" office:value-type="float" office:value="0.0308020551816849" calcext:value-type="float">
            <text:p>0.0308020552</text:p>
          </table:table-cell>
          <table:table-cell table:formula="of:=1/SQRT([.E23])" office:value-type="float" office:value="0.0303588370359458" calcext:value-type="float">
            <text:p>0.030358837</text:p>
          </table:table-cell>
          <table:table-cell table:formula="of:=SQRT([.I23]*[.I23]+[.H23]*[.H23])" office:value-type="float" office:value="0.0432484171917386" calcext:value-type="float">
            <text:p>0.0432484172</text:p>
          </table:table-cell>
          <table:table-cell table:formula="of:=[.G23]*[.J23]" office:value-type="float" office:value="0.0445204294620838" calcext:value-type="float">
            <text:p>0.0445204295</text:p>
          </table:table-cell>
          <table:table-cell/>
          <table:table-cell table:style-name="ce5" table:formula="of:=[.C23]" office:value-type="string" office:string-value="In135" calcext:value-type="string">
            <text:p>In135</text:p>
          </table:table-cell>
          <table:table-cell table:formula="of:=[.G23]" office:value-type="float" office:value="1.02941176470588" calcext:value-type="float">
            <text:p>1.0294117647</text:p>
          </table:table-cell>
          <table:table-cell table:formula="of:=[.K23]" office:value-type="float" office:value="0.0445204294620838" calcext:value-type="float">
            <text:p>0.0445204295</text:p>
          </table:table-cell>
          <table:table-cell table:formula="of:=[.N23]+[.O23]" office:value-type="float" office:value="1.07393219416796" calcext:value-type="float">
            <text:p>1.0739321942</text:p>
          </table:table-cell>
          <table:table-cell table:formula="of:=[.N23]-[.O23]" office:value-type="float" office:value="0.984891335243796" calcext:value-type="float">
            <text:p>0.984891335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4]/[.D24]" office:value-type="float" office:value="0.777777777777778" calcext:value-type="float">
            <text:p>0.7777777778</text:p>
          </table:table-cell>
          <table:table-cell table:formula="of:=1/SQRT([.D24])" office:value-type="float" office:value="0.0533760512683624" calcext:value-type="float">
            <text:p>0.0533760513</text:p>
          </table:table-cell>
          <table:table-cell table:formula="of:=1/SQRT([.E24])" office:value-type="float" office:value="0.0605227532668802" calcext:value-type="float">
            <text:p>0.0605227533</text:p>
          </table:table-cell>
          <table:table-cell table:formula="of:=SQRT([.I24]*[.I24]+[.H24]*[.H24])" office:value-type="float" office:value="0.0806970043558403" calcext:value-type="float">
            <text:p>0.0806970044</text:p>
          </table:table-cell>
          <table:table-cell table:formula="of:=[.G24]*[.J24]" office:value-type="float" office:value="0.0627643367212092" calcext:value-type="float">
            <text:p>0.0627643367</text:p>
          </table:table-cell>
          <table:table-cell/>
          <table:table-cell table:style-name="ce6" table:formula="of:=[.C24]" office:value-type="string" office:string-value="Sn134" calcext:value-type="string">
            <text:p>Sn134</text:p>
          </table:table-cell>
          <table:table-cell table:style-name="ce1" table:formula="of:=[.G24]" office:value-type="float" office:value="0.777777777777778" calcext:value-type="float">
            <text:p>0.7777777778</text:p>
          </table:table-cell>
          <table:table-cell table:style-name="ce1" table:formula="of:=[.K24]" office:value-type="float" office:value="0.0627643367212092" calcext:value-type="float">
            <text:p>0.0627643367</text:p>
          </table:table-cell>
          <table:table-cell table:style-name="ce1" table:formula="of:=[.N24]+[.O24]" office:value-type="float" office:value="0.840542114498987" calcext:value-type="float">
            <text:p>0.8405421145</text:p>
          </table:table-cell>
          <table:table-cell table:style-name="ce1" table:formula="of:=[.N24]-[.O24]" office:value-type="float" office:value="0.715013441056569" calcext:value-type="float">
            <text:p>0.7150134411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5]/[.D25]" office:value-type="float" office:value="1.03012048192771" calcext:value-type="float">
            <text:p>1.0301204819</text:p>
          </table:table-cell>
          <table:table-cell table:formula="of:=1/SQRT([.D25])" office:value-type="float" office:value="0.0776150525706333" calcext:value-type="float">
            <text:p>0.0776150526</text:p>
          </table:table-cell>
          <table:table-cell table:formula="of:=1/SQRT([.E25])" office:value-type="float" office:value="0.0764719112901873" calcext:value-type="float">
            <text:p>0.0764719113</text:p>
          </table:table-cell>
          <table:table-cell table:formula="of:=SQRT([.I25]*[.I25]+[.H25]*[.H25])" office:value-type="float" office:value="0.108958935392727" calcext:value-type="float">
            <text:p>0.1089589354</text:p>
          </table:table-cell>
          <table:table-cell table:formula="of:=[.G25]*[.J25]" office:value-type="float" office:value="0.112240831037086" calcext:value-type="float">
            <text:p>0.112240831</text:p>
          </table:table-cell>
          <table:table-cell/>
          <table:table-cell table:style-name="ce6" table:formula="of:=[.C25]" office:value-type="string" office:string-value="Sn135" calcext:value-type="string">
            <text:p>Sn135</text:p>
          </table:table-cell>
          <table:table-cell table:style-name="ce1" table:formula="of:=[.G25]" office:value-type="float" office:value="1.03012048192771" calcext:value-type="float">
            <text:p>1.0301204819</text:p>
          </table:table-cell>
          <table:table-cell table:style-name="ce1" table:formula="of:=[.K25]" office:value-type="float" office:value="0.112240831037086" calcext:value-type="float">
            <text:p>0.112240831</text:p>
          </table:table-cell>
          <table:table-cell table:style-name="ce1" table:formula="of:=[.N25]+[.O25]" office:value-type="float" office:value="1.1423613129648" calcext:value-type="float">
            <text:p>1.142361313</text:p>
          </table:table-cell>
          <table:table-cell table:style-name="ce1" table:formula="of:=[.N25]-[.O25]" office:value-type="float" office:value="0.917879650890625" calcext:value-type="float">
            <text:p>0.9178796509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4541" calcext:value-type="float">
            <text:p>4541</text:p>
          </table:table-cell>
          <table:table-cell table:style-name="ce1" office:value-type="float" office:value="3794" calcext:value-type="float">
            <text:p>379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6]/[.D26]" office:value-type="float" office:value="0.835498788813037" calcext:value-type="float">
            <text:p>0.8354987888</text:p>
          </table:table-cell>
          <table:table-cell table:formula="of:=1/SQRT([.D26])" office:value-type="float" office:value="0.0148396701949627" calcext:value-type="float">
            <text:p>0.0148396702</text:p>
          </table:table-cell>
          <table:table-cell table:formula="of:=1/SQRT([.E26])" office:value-type="float" office:value="0.0162349642534892" calcext:value-type="float">
            <text:p>0.0162349643</text:p>
          </table:table-cell>
          <table:table-cell table:formula="of:=SQRT([.I26]*[.I26]+[.H26]*[.H26])" office:value-type="float" office:value="0.0219952239317388" calcext:value-type="float">
            <text:p>0.0219952239</text:p>
          </table:table-cell>
          <table:table-cell table:formula="of:=[.G26]*[.J26]" office:value-type="float" office:value="0.0183769829546393" calcext:value-type="float">
            <text:p>0.018376983</text:p>
          </table:table-cell>
          <table:table-cell/>
          <table:table-cell table:style-name="ce6" table:formula="of:=[.C26]" office:value-type="string" office:string-value="Sn136" calcext:value-type="string">
            <text:p>Sn136</text:p>
          </table:table-cell>
          <table:table-cell table:style-name="ce1" table:formula="of:=[.G26]" office:value-type="float" office:value="0.835498788813037" calcext:value-type="float">
            <text:p>0.8354987888</text:p>
          </table:table-cell>
          <table:table-cell table:style-name="ce1" table:formula="of:=[.K26]" office:value-type="float" office:value="0.0183769829546393" calcext:value-type="float">
            <text:p>0.018376983</text:p>
          </table:table-cell>
          <table:table-cell table:style-name="ce1" table:formula="of:=[.N26]+[.O26]" office:value-type="float" office:value="0.853875771767676" calcext:value-type="float">
            <text:p>0.8538757718</text:p>
          </table:table-cell>
          <table:table-cell table:style-name="ce1" table:formula="of:=[.N26]-[.O26]" office:value-type="float" office:value="0.817121805858397" calcext:value-type="float">
            <text:p>0.8171218059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7]/[.D27]" office:value-type="float" office:value="0.727371273712737" calcext:value-type="float">
            <text:p>0.7273712737</text:p>
          </table:table-cell>
          <table:table-cell table:formula="of:=1/SQRT([.D27])" office:value-type="float" office:value="0.0232810098589859" calcext:value-type="float">
            <text:p>0.0232810099</text:p>
          </table:table-cell>
          <table:table-cell table:formula="of:=1/SQRT([.E27])" office:value-type="float" office:value="0.0272975545216307" calcext:value-type="float">
            <text:p>0.0272975545</text:p>
          </table:table-cell>
          <table:table-cell table:formula="of:=SQRT([.I27]*[.I27]+[.H27]*[.H27])" office:value-type="float" office:value="0.0358770386586686" calcext:value-type="float">
            <text:p>0.0358770387</text:p>
          </table:table-cell>
          <table:table-cell table:formula="of:=[.G27]*[.J27]" office:value-type="float" office:value="0.0260959273061969" calcext:value-type="float">
            <text:p>0.0260959273</text:p>
          </table:table-cell>
          <table:table-cell/>
          <table:table-cell table:style-name="ce6" table:formula="of:=[.C27]" office:value-type="string" office:string-value="Sn137" calcext:value-type="string">
            <text:p>Sn137</text:p>
          </table:table-cell>
          <table:table-cell table:style-name="ce1" table:formula="of:=[.G27]" office:value-type="float" office:value="0.727371273712737" calcext:value-type="float">
            <text:p>0.7273712737</text:p>
          </table:table-cell>
          <table:table-cell table:style-name="ce1" table:formula="of:=[.K27]" office:value-type="float" office:value="0.0260959273061969" calcext:value-type="float">
            <text:p>0.0260959273</text:p>
          </table:table-cell>
          <table:table-cell table:style-name="ce1" table:formula="of:=[.N27]+[.O27]" office:value-type="float" office:value="0.753467201018934" calcext:value-type="float">
            <text:p>0.753467201</text:p>
          </table:table-cell>
          <table:table-cell table:style-name="ce1" table:formula="of:=[.N27]-[.O27]" office:value-type="float" office:value="0.70127534640654" calcext:value-type="float">
            <text:p>0.7012753464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8]/[.D28]" office:value-type="float" office:value="0.652482269503546" calcext:value-type="float">
            <text:p>0.6524822695</text:p>
          </table:table-cell>
          <table:table-cell table:formula="of:=1/SQRT([.D28])" office:value-type="float" office:value="0.0842151921066519" calcext:value-type="float">
            <text:p>0.0842151921</text:p>
          </table:table-cell>
          <table:table-cell table:formula="of:=1/SQRT([.E28])" office:value-type="float" office:value="0.104257207028537" calcext:value-type="float">
            <text:p>0.104257207</text:p>
          </table:table-cell>
          <table:table-cell table:formula="of:=SQRT([.I28]*[.I28]+[.H28]*[.H28])" office:value-type="float" office:value="0.134021504986892" calcext:value-type="float">
            <text:p>0.134021505</text:p>
          </table:table-cell>
          <table:table-cell table:formula="of:=[.G28]*[.J28]" office:value-type="float" office:value="0.0874466557361283" calcext:value-type="float">
            <text:p>0.0874466557</text:p>
          </table:table-cell>
          <table:table-cell/>
          <table:table-cell table:style-name="ce7" table:formula="of:=[.C28]" office:value-type="string" office:string-value="Sn138" calcext:value-type="string">
            <text:p>Sn138</text:p>
          </table:table-cell>
          <table:table-cell table:style-name="ce9" table:formula="of:=[.G28]" office:value-type="float" office:value="0.652482269503546" calcext:value-type="float">
            <text:p>0.6524822695</text:p>
          </table:table-cell>
          <table:table-cell table:style-name="ce9" table:formula="of:=[.K28]" office:value-type="float" office:value="0.0874466557361283" calcext:value-type="float">
            <text:p>0.0874466557</text:p>
          </table:table-cell>
          <table:table-cell table:style-name="ce9" table:formula="of:=[.N28]+[.O28]" office:value-type="float" office:value="0.739928925239674" calcext:value-type="float">
            <text:p>0.7399289252</text:p>
          </table:table-cell>
          <table:table-cell table:style-name="ce9" table:formula="of:=[.N28]-[.O28]" office:value-type="float" office:value="0.565035613767418" calcext:value-type="float">
            <text:p>0.5650356138</text:p>
          </table:table-cell>
          <table:table-cell table:style-name="ce9" table:number-columns-repeated="3"/>
          <table:table-cell table:style-name="ce13"/>
        </table:table-row>
      </table:table>
      <table:table table:name="HighIntensity" table:style-name="ta1">
        <table:shapes>
          <draw:frame draw:z-index="0" draw:style-name="gr1" draw:text-style-name="P1" svg:width="562.03pt" svg:height="382.03pt" svg:x="557.94pt" svg:y="452.52pt">
            <loext:p draw:notify-on-update-of-ranges="HighIntensity.B39:HighIntensity.B55 HighIntensity.C68:HighIntensity.C68 HighIntensity.D39:HighIntensity.D55 HighIntensity.F39:HighIntensity.F55 HighIntensity.F39:HighIntensity.F55 HighIntensity.C39:HighIntensity.C55 HighIntensity.D68:HighIntensity.D68 HighIntensity.E39:HighIntensity.E55 HighIntensity.G39:HighIntensity.G55 HighIntensity.G39:HighIntensity.G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7.4pt" svg:height="321.7pt" svg:x="517.58pt" svg:y="875.51pt">
            <loext:p draw:notify-on-update-of-ranges="HighIntensity.B69:HighIntensity.B85 HighIntensity.C68:HighIntensity.C68 HighIntensity.C69:HighIntensity.C85 HighIntensity.E69:HighIntensity.E85 HighIntensity.E69:HighIntensity.E85 HighIntensity.D68:HighIntensity.D68 HighIntensity.D69:HighIntensity.D85 HighIntensity.F69:HighIntensity.F85 HighIntensity.F69:HighIntensity.F8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nnerring</text:p>
          </table:table-cell>
          <table:table-cell office:value-type="string" calcext:value-type="string">
            <text:p>outerring</text:p>
          </table:table-cell>
          <table:table-cell office:value-type="string" calcext:value-type="string">
            <text:p>Nimplant</text:p>
          </table:table-cell>
          <table:table-cell office:value-type="string" calcext:value-type="string">
            <text:p>Inner/outering</text:p>
          </table:table-cell>
          <table:table-cell office:value-type="string" calcext:value-type="string">
            <text:p>error_innerring</text:p>
          </table:table-cell>
          <table:table-cell office:value-type="string" calcext:value-type="string">
            <text:p>error_outerring</text:p>
          </table:table-cell>
          <table:table-cell office:value-type="string" calcext:value-type="string">
            <text:p>Relative error(%)</text:p>
          </table:table-cell>
          <table:table-cell office:value-type="string" calcext:value-type="string">
            <text:p>Absolute error</text:p>
          </table:table-cell>
          <table:table-cell/>
          <table:table-cell table:style-name="ce4"/>
          <table:table-cell table:style-name="ce8" office:value-type="string" calcext:value-type="string">
            <text:p>Inner/outering</text:p>
          </table:table-cell>
          <table:table-cell table:style-name="ce8" office:value-type="string" calcext:value-type="string">
            <text:p>abs error</text:p>
          </table:table-cell>
          <table:table-cell table:style-name="ce8" office:value-type="string" calcext:value-type="string">
            <text:p>plus</text:p>
          </table:table-cell>
          <table:table-cell table:style-name="ce8" office:value-type="string" calcext:value-type="string">
            <text:p>minus</text:p>
          </table:table-cell>
          <table:table-cell table:style-name="ce8" office:value-type="string" calcext:value-type="string">
            <text:p>Efficiency central</text:p>
          </table:table-cell>
          <table:table-cell table:style-name="ce8" office:value-type="string" calcext:value-type="string">
            <text:p>Effficienmcy plus</text:p>
          </table:table-cell>
          <table:table-cell table:style-name="ce8" office:value-type="string" calcext:value-type="string">
            <text:p>Effficienmcy minus</text:p>
          </table:table-cell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638" calcext:value-type="float">
            <text:p>638</text:p>
          </table:table-cell>
          <table:table-cell office:value-type="float" office:value="483" calcext:value-type="float">
            <text:p>483</text:p>
          </table:table-cell>
          <table:table-cell office:value-type="float" office:value="48232" calcext:value-type="float">
            <text:p>48232</text:p>
          </table:table-cell>
          <table:table-cell table:style-name="ce2" table:formula="of:=[.E12]/[.D12]" office:value-type="float" office:value="0.75705329153605" calcext:value-type="float">
            <text:p>0.7570532915</text:p>
          </table:table-cell>
          <table:table-cell table:formula="of:=1/SQRT([.D12])" office:value-type="float" office:value="0.0395903791232448" calcext:value-type="float">
            <text:p>0.0395903791</text:p>
          </table:table-cell>
          <table:table-cell table:formula="of:=1/SQRT([.E12])" office:value-type="float" office:value="0.045501575519329" calcext:value-type="float">
            <text:p>0.0455015755</text:p>
          </table:table-cell>
          <table:table-cell table:formula="of:=SQRT([.I12]*[.I12]+[.H12]*[.H12])" office:value-type="float" office:value="0.0603141069225389" calcext:value-type="float">
            <text:p>0.0603141069</text:p>
          </table:table-cell>
          <table:table-cell table:style-name="ce2" table:formula="of:=[.G12]*[.J12]" office:value-type="float" office:value="0.0456609931717654" calcext:value-type="float">
            <text:p>0.0456609932</text:p>
          </table:table-cell>
          <table:table-cell/>
          <table:table-cell table:style-name="ce5" table:formula="of:=[.C12]" office:value-type="string" office:string-value="Ag129" calcext:value-type="string">
            <text:p>Ag129</text:p>
          </table:table-cell>
          <table:table-cell table:formula="of:=[.G12]" office:value-type="float" office:value="0.75705329153605" calcext:value-type="float">
            <text:p>0.7570532915</text:p>
          </table:table-cell>
          <table:table-cell table:formula="of:=[.K12]" office:value-type="float" office:value="0.0456609931717654" calcext:value-type="float">
            <text:p>0.0456609932</text:p>
          </table:table-cell>
          <table:table-cell table:formula="of:=[.N12]+[.O12]" office:value-type="float" office:value="0.802714284707815" calcext:value-type="float">
            <text:p>0.8027142847</text:p>
          </table:table-cell>
          <table:table-cell table:formula="of:=[.N12]-[.O12]" office:value-type="float" office:value="0.711392298364285" calcext:value-type="float">
            <text:p>0.7113922984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3600" calcext:value-type="float">
            <text:p>3600</text:p>
          </table:table-cell>
          <table:table-cell table:style-name="ce2" table:formula="of:=[.E13]/[.D13]" office:value-type="float" office:value="0.993548387096774" calcext:value-type="float">
            <text:p>0.9935483871</text:p>
          </table:table-cell>
          <table:table-cell table:formula="of:=1/SQRT([.D13])" office:value-type="float" office:value="0.0803219328902499" calcext:value-type="float">
            <text:p>0.0803219329</text:p>
          </table:table-cell>
          <table:table-cell table:formula="of:=1/SQRT([.E13])" office:value-type="float" office:value="0.080582296402538" calcext:value-type="float">
            <text:p>0.0805822964</text:p>
          </table:table-cell>
          <table:table-cell table:formula="of:=SQRT([.I13]*[.I13]+[.H13]*[.H13])" office:value-type="float" office:value="0.113776620606926" calcext:value-type="float">
            <text:p>0.1137766206</text:p>
          </table:table-cell>
          <table:table-cell table:style-name="ce2" table:formula="of:=[.G13]*[.J13]" office:value-type="float" office:value="0.113042577893333" calcext:value-type="float">
            <text:p>0.1130425779</text:p>
          </table:table-cell>
          <table:table-cell/>
          <table:table-cell table:style-name="ce5" table:formula="of:=[.C13]" office:value-type="string" office:string-value="Ag130" calcext:value-type="string">
            <text:p>Ag130</text:p>
          </table:table-cell>
          <table:table-cell table:formula="of:=[.G13]" office:value-type="float" office:value="0.993548387096774" calcext:value-type="float">
            <text:p>0.9935483871</text:p>
          </table:table-cell>
          <table:table-cell table:formula="of:=[.K13]" office:value-type="float" office:value="0.113042577893333" calcext:value-type="float">
            <text:p>0.1130425779</text:p>
          </table:table-cell>
          <table:table-cell table:formula="of:=[.N13]+[.O13]" office:value-type="float" office:value="1.10659096499011" calcext:value-type="float">
            <text:p>1.106590965</text:p>
          </table:table-cell>
          <table:table-cell table:formula="of:=[.N13]-[.O13]" office:value-type="float" office:value="0.880505809203441" calcext:value-type="float">
            <text:p>0.880505809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01" calcext:value-type="float">
            <text:p>601</text:p>
          </table:table-cell>
          <table:table-cell table:style-name="ce2" table:formula="of:=[.E14]/[.D14]" office:value-type="float" office:value="0.777777777777778" calcext:value-type="float">
            <text:p>0.7777777778</text:p>
          </table:table-cell>
          <table:table-cell table:formula="of:=1/SQRT([.D14])" office:value-type="float" office:value="0.192450089729875" calcext:value-type="float">
            <text:p>0.1924500897</text:p>
          </table:table-cell>
          <table:table-cell table:formula="of:=1/SQRT([.E14])" office:value-type="float" office:value="0.218217890235992" calcext:value-type="float">
            <text:p>0.2182178902</text:p>
          </table:table-cell>
          <table:table-cell table:formula="of:=SQRT([.I14]*[.I14]+[.H14]*[.H14])" office:value-type="float" office:value="0.290957186981323" calcext:value-type="float">
            <text:p>0.290957187</text:p>
          </table:table-cell>
          <table:table-cell table:style-name="ce2" table:formula="of:=[.G14]*[.J14]" office:value-type="float" office:value="0.226300034318807" calcext:value-type="float">
            <text:p>0.2263000343</text:p>
          </table:table-cell>
          <table:table-cell/>
          <table:table-cell table:style-name="ce5" table:formula="of:=[.C14]" office:value-type="string" office:string-value="Ag131" calcext:value-type="string">
            <text:p>Ag131</text:p>
          </table:table-cell>
          <table:table-cell table:formula="of:=[.G14]" office:value-type="float" office:value="0.777777777777778" calcext:value-type="float">
            <text:p>0.7777777778</text:p>
          </table:table-cell>
          <table:table-cell table:formula="of:=[.K14]" office:value-type="float" office:value="0.226300034318807" calcext:value-type="float">
            <text:p>0.2263000343</text:p>
          </table:table-cell>
          <table:table-cell table:formula="of:=[.N14]+[.O14]" office:value-type="float" office:value="1.00407781209659" calcext:value-type="float">
            <text:p>1.0040778121</text:p>
          </table:table-cell>
          <table:table-cell table:formula="of:=[.N14]-[.O14]" office:value-type="float" office:value="0.551477743458971" calcext:value-type="float">
            <text:p>0.5514777435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3635" calcext:value-type="float">
            <text:p>3635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1209635" calcext:value-type="float">
            <text:p>1209635</text:p>
          </table:table-cell>
          <table:table-cell table:style-name="ce3" table:formula="of:=[.E15]/[.D15]" office:value-type="float" office:value="0.63878954607978" calcext:value-type="float">
            <text:p>0.6387895461</text:p>
          </table:table-cell>
          <table:table-cell table:formula="of:=1/SQRT([.D15])" office:value-type="float" office:value="0.016586234162292" calcext:value-type="float">
            <text:p>0.0165862342</text:p>
          </table:table-cell>
          <table:table-cell table:formula="of:=1/SQRT([.E15])" office:value-type="float" office:value="0.020752426878823" calcext:value-type="float">
            <text:p>0.0207524269</text:p>
          </table:table-cell>
          <table:table-cell table:formula="of:=SQRT([.I15]*[.I15]+[.H15]*[.H15])" office:value-type="float" office:value="0.0265662640400806" calcext:value-type="float">
            <text:p>0.026566264</text:p>
          </table:table-cell>
          <table:table-cell table:style-name="ce2" table:formula="of:=[.G15]*[.J15]" office:value-type="float" office:value="0.0169702517471986" calcext:value-type="float">
            <text:p>0.0169702517</text:p>
          </table:table-cell>
          <table:table-cell/>
          <table:table-cell table:style-name="ce6" table:formula="of:=[.C15]" office:value-type="string" office:string-value="Cd130" calcext:value-type="string">
            <text:p>Cd130</text:p>
          </table:table-cell>
          <table:table-cell table:style-name="ce1" table:formula="of:=[.G15]" office:value-type="float" office:value="0.63878954607978" calcext:value-type="float">
            <text:p>0.6387895461</text:p>
          </table:table-cell>
          <table:table-cell table:style-name="ce1" table:formula="of:=[.K15]" office:value-type="float" office:value="0.0169702517471986" calcext:value-type="float">
            <text:p>0.0169702517</text:p>
          </table:table-cell>
          <table:table-cell table:style-name="ce1" table:formula="of:=[.N15]+[.O15]" office:value-type="float" office:value="0.655759797826979" calcext:value-type="float">
            <text:p>0.6557597978</text:p>
          </table:table-cell>
          <table:table-cell table:style-name="ce1" table:formula="of:=[.N15]-[.O15]" office:value-type="float" office:value="0.621819294332581" calcext:value-type="float">
            <text:p>0.6218192943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167024" calcext:value-type="float">
            <text:p>167024</text:p>
          </table:table-cell>
          <table:table-cell table:style-name="ce3" table:formula="of:=[.E16]/[.D16]" office:value-type="float" office:value="0.882168925964546" calcext:value-type="float">
            <text:p>0.882168926</text:p>
          </table:table-cell>
          <table:table-cell table:formula="of:=1/SQRT([.D16])" office:value-type="float" office:value="0.0228336688638772" calcext:value-type="float">
            <text:p>0.0228336689</text:p>
          </table:table-cell>
          <table:table-cell table:formula="of:=1/SQRT([.E16])" office:value-type="float" office:value="0.0243108319163158" calcext:value-type="float">
            <text:p>0.0243108319</text:p>
          </table:table-cell>
          <table:table-cell table:formula="of:=SQRT([.I16]*[.I16]+[.H16]*[.H16])" office:value-type="float" office:value="0.0333525558578132" calcext:value-type="float">
            <text:p>0.0333525559</text:p>
          </table:table-cell>
          <table:table-cell table:style-name="ce2" table:formula="of:=[.G16]*[.J16]" office:value-type="float" office:value="0.0294225883792596" calcext:value-type="float">
            <text:p>0.0294225884</text:p>
          </table:table-cell>
          <table:table-cell/>
          <table:table-cell table:style-name="ce6" table:formula="of:=[.C16]" office:value-type="string" office:string-value="Cd131" calcext:value-type="string">
            <text:p>Cd131</text:p>
          </table:table-cell>
          <table:table-cell table:style-name="ce1" table:formula="of:=[.G16]" office:value-type="float" office:value="0.882168925964546" calcext:value-type="float">
            <text:p>0.882168926</text:p>
          </table:table-cell>
          <table:table-cell table:style-name="ce1" table:formula="of:=[.K16]" office:value-type="float" office:value="0.0294225883792596" calcext:value-type="float">
            <text:p>0.0294225884</text:p>
          </table:table-cell>
          <table:table-cell table:style-name="ce1" table:formula="of:=[.N16]+[.O16]" office:value-type="float" office:value="0.911591514343806" calcext:value-type="float">
            <text:p>0.9115915143</text:p>
          </table:table-cell>
          <table:table-cell table:style-name="ce1" table:formula="of:=[.N16]-[.O16]" office:value-type="float" office:value="0.852746337585287" calcext:value-type="float">
            <text:p>0.8527463376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float" office:value="23711" calcext:value-type="float">
            <text:p>23711</text:p>
          </table:table-cell>
          <table:table-cell table:style-name="ce3" table:formula="of:=[.E17]/[.D17]" office:value-type="float" office:value="1.102596580114" calcext:value-type="float">
            <text:p>1.1025965801</text:p>
          </table:table-cell>
          <table:table-cell table:formula="of:=1/SQRT([.D17])" office:value-type="float" office:value="0.025165695359475" calcext:value-type="float">
            <text:p>0.0251656954</text:p>
          </table:table-cell>
          <table:table-cell table:formula="of:=1/SQRT([.E17])" office:value-type="float" office:value="0.0239662792016371" calcext:value-type="float">
            <text:p>0.0239662792</text:p>
          </table:table-cell>
          <table:table-cell table:formula="of:=SQRT([.I17]*[.I17]+[.H17]*[.H17])" office:value-type="float" office:value="0.0347519029938898" calcext:value-type="float">
            <text:p>0.034751903</text:p>
          </table:table-cell>
          <table:table-cell table:style-name="ce2" table:formula="of:=[.G17]*[.J17]" office:value-type="float" office:value="0.0383173293935162" calcext:value-type="float">
            <text:p>0.0383173294</text:p>
          </table:table-cell>
          <table:table-cell/>
          <table:table-cell table:style-name="ce6" table:formula="of:=[.C17]" office:value-type="string" office:string-value="Cd132" calcext:value-type="string">
            <text:p>Cd132</text:p>
          </table:table-cell>
          <table:table-cell table:style-name="ce1" table:formula="of:=[.G17]" office:value-type="float" office:value="1.102596580114" calcext:value-type="float">
            <text:p>1.1025965801</text:p>
          </table:table-cell>
          <table:table-cell table:style-name="ce1" table:formula="of:=[.K17]" office:value-type="float" office:value="0.0383173293935162" calcext:value-type="float">
            <text:p>0.0383173294</text:p>
          </table:table-cell>
          <table:table-cell table:style-name="ce1" table:formula="of:=[.N17]+[.O17]" office:value-type="float" office:value="1.14091390950751" calcext:value-type="float">
            <text:p>1.1409139095</text:p>
          </table:table-cell>
          <table:table-cell table:style-name="ce1" table:formula="of:=[.N17]-[.O17]" office:value-type="float" office:value="1.06427925072048" calcext:value-type="float">
            <text:p>1.0642792507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84" calcext:value-type="float">
            <text:p>2084</text:p>
          </table:table-cell>
          <table:table-cell table:style-name="ce3" table:formula="of:=[.E18]/[.D18]" office:value-type="float" office:value="0.973684210526316" calcext:value-type="float">
            <text:p>0.9736842105</text:p>
          </table:table-cell>
          <table:table-cell table:formula="of:=1/SQRT([.D18])" office:value-type="float" office:value="0.0811107105653813" calcext:value-type="float">
            <text:p>0.0811107106</text:p>
          </table:table-cell>
          <table:table-cell table:formula="of:=1/SQRT([.E18])" office:value-type="float" office:value="0.0821994936526786" calcext:value-type="float">
            <text:p>0.0821994937</text:p>
          </table:table-cell>
          <table:table-cell table:formula="of:=SQRT([.I18]*[.I18]+[.H18]*[.H18])" office:value-type="float" office:value="0.115480319211447" calcext:value-type="float">
            <text:p>0.1154803192</text:p>
          </table:table-cell>
          <table:table-cell table:style-name="ce2" table:formula="of:=[.G18]*[.J18]" office:value-type="float" office:value="0.112441363442725" calcext:value-type="float">
            <text:p>0.1124413634</text:p>
          </table:table-cell>
          <table:table-cell/>
          <table:table-cell table:style-name="ce6" table:formula="of:=[.C18]" office:value-type="string" office:string-value="Cd133" calcext:value-type="string">
            <text:p>Cd133</text:p>
          </table:table-cell>
          <table:table-cell table:style-name="ce1" table:formula="of:=[.G18]" office:value-type="float" office:value="0.973684210526316" calcext:value-type="float">
            <text:p>0.9736842105</text:p>
          </table:table-cell>
          <table:table-cell table:style-name="ce1" table:formula="of:=[.K18]" office:value-type="float" office:value="0.112441363442725" calcext:value-type="float">
            <text:p>0.1124413634</text:p>
          </table:table-cell>
          <table:table-cell table:style-name="ce1" table:formula="of:=[.N18]+[.O18]" office:value-type="float" office:value="1.08612557396904" calcext:value-type="float">
            <text:p>1.086125574</text:p>
          </table:table-cell>
          <table:table-cell table:style-name="ce1" table:formula="of:=[.N18]-[.O18]" office:value-type="float" office:value="0.861242847083591" calcext:value-type="float">
            <text:p>0.8612428471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57437" calcext:value-type="float">
            <text:p>57437</text:p>
          </table:table-cell>
          <table:table-cell table:style-name="ce2" table:formula="of:=[.E19]/[.D19]" office:value-type="float" office:value="1.08256880733945" calcext:value-type="float">
            <text:p>1.0825688073</text:p>
          </table:table-cell>
          <table:table-cell table:formula="of:=1/SQRT([.D19])" office:value-type="float" office:value="0.0957826285221151" calcext:value-type="float">
            <text:p>0.0957826285</text:p>
          </table:table-cell>
          <table:table-cell table:formula="of:=1/SQRT([.E19])" office:value-type="float" office:value="0.0920574617898324" calcext:value-type="float">
            <text:p>0.0920574618</text:p>
          </table:table-cell>
          <table:table-cell table:formula="of:=SQRT([.I19]*[.I19]+[.H19]*[.H19])" office:value-type="float" office:value="0.13284911816716" calcext:value-type="float">
            <text:p>0.1328491182</text:p>
          </table:table-cell>
          <table:table-cell table:style-name="ce2" table:formula="of:=[.G19]*[.J19]" office:value-type="float" office:value="0.14381831141032" calcext:value-type="float">
            <text:p>0.1438183114</text:p>
          </table:table-cell>
          <table:table-cell/>
          <table:table-cell table:style-name="ce5" table:formula="of:=[.C19]" office:value-type="string" office:string-value="In131" calcext:value-type="string">
            <text:p>In131</text:p>
          </table:table-cell>
          <table:table-cell table:formula="of:=[.G19]" office:value-type="float" office:value="1.08256880733945" calcext:value-type="float">
            <text:p>1.0825688073</text:p>
          </table:table-cell>
          <table:table-cell table:formula="of:=[.K19]" office:value-type="float" office:value="0.14381831141032" calcext:value-type="float">
            <text:p>0.1438183114</text:p>
          </table:table-cell>
          <table:table-cell table:formula="of:=[.N19]+[.O19]" office:value-type="float" office:value="1.22638711874977" calcext:value-type="float">
            <text:p>1.2263871187</text:p>
          </table:table-cell>
          <table:table-cell table:formula="of:=[.N19]-[.O19]" office:value-type="float" office:value="0.93875049592913" calcext:value-type="float">
            <text:p>0.9387504959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3915" calcext:value-type="float">
            <text:p>13915</text:p>
          </table:table-cell>
          <table:table-cell office:value-type="float" office:value="16420" calcext:value-type="float">
            <text:p>16420</text:p>
          </table:table-cell>
          <table:table-cell office:value-type="float" office:value="1438378" calcext:value-type="float">
            <text:p>1438378</text:p>
          </table:table-cell>
          <table:table-cell table:style-name="ce2" table:formula="of:=[.E20]/[.D20]" office:value-type="float" office:value="1.1800215594682" calcext:value-type="float">
            <text:p>1.1800215595</text:p>
          </table:table-cell>
          <table:table-cell table:formula="of:=1/SQRT([.D20])" office:value-type="float" office:value="0.00847731643854831" calcext:value-type="float">
            <text:p>0.0084773164</text:p>
          </table:table-cell>
          <table:table-cell table:formula="of:=1/SQRT([.E20])" office:value-type="float" office:value="0.00780393104976436" calcext:value-type="float">
            <text:p>0.007803931</text:p>
          </table:table-cell>
          <table:table-cell table:formula="of:=SQRT([.I20]*[.I20]+[.H20]*[.H20])" office:value-type="float" office:value="0.0115224230884288" calcext:value-type="float">
            <text:p>0.0115224231</text:p>
          </table:table-cell>
          <table:table-cell table:style-name="ce2" table:formula="of:=[.G20]*[.J20]" office:value-type="float" office:value="0.0135967076616602" calcext:value-type="float">
            <text:p>0.0135967077</text:p>
          </table:table-cell>
          <table:table-cell/>
          <table:table-cell table:style-name="ce5" table:formula="of:=[.C20]" office:value-type="string" office:string-value="In132" calcext:value-type="string">
            <text:p>In132</text:p>
          </table:table-cell>
          <table:table-cell table:formula="of:=[.G20]" office:value-type="float" office:value="1.1800215594682" calcext:value-type="float">
            <text:p>1.1800215595</text:p>
          </table:table-cell>
          <table:table-cell table:formula="of:=[.K20]" office:value-type="float" office:value="0.0135967076616602" calcext:value-type="float">
            <text:p>0.0135967077</text:p>
          </table:table-cell>
          <table:table-cell table:formula="of:=[.N20]+[.O20]" office:value-type="float" office:value="1.19361826712986" calcext:value-type="float">
            <text:p>1.1936182671</text:p>
          </table:table-cell>
          <table:table-cell table:formula="of:=[.N20]-[.O20]" office:value-type="float" office:value="1.16642485180654" calcext:value-type="float">
            <text:p>1.166424851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66009" calcext:value-type="float">
            <text:p>66009</text:p>
          </table:table-cell>
          <table:table-cell office:value-type="float" office:value="88415" calcext:value-type="float">
            <text:p>88415</text:p>
          </table:table-cell>
          <table:table-cell office:value-type="float" office:value="949553" calcext:value-type="float">
            <text:p>949553</text:p>
          </table:table-cell>
          <table:table-cell table:style-name="ce2" table:formula="of:=[.E21]/[.D21]" office:value-type="float" office:value="1.33943856140829" calcext:value-type="float">
            <text:p>1.3394385614</text:p>
          </table:table-cell>
          <table:table-cell table:formula="of:=1/SQRT([.D21])" office:value-type="float" office:value="0.00389222935058012" calcext:value-type="float">
            <text:p>0.0038922294</text:p>
          </table:table-cell>
          <table:table-cell table:formula="of:=1/SQRT([.E21])" office:value-type="float" office:value="0.00336307865301319" calcext:value-type="float">
            <text:p>0.0033630787</text:p>
          </table:table-cell>
          <table:table-cell table:formula="of:=SQRT([.I21]*[.I21]+[.H21]*[.H21])" office:value-type="float" office:value="0.00514390390111152" calcext:value-type="float">
            <text:p>0.0051439039</text:p>
          </table:table-cell>
          <table:table-cell table:style-name="ce2" table:formula="of:=[.G21]*[.J21]" office:value-type="float" office:value="0.00688994324132732" calcext:value-type="float">
            <text:p>0.0068899432</text:p>
          </table:table-cell>
          <table:table-cell/>
          <table:table-cell table:style-name="ce5" table:formula="of:=[.C21]" office:value-type="string" office:string-value="In133" calcext:value-type="string">
            <text:p>In133</text:p>
          </table:table-cell>
          <table:table-cell table:formula="of:=[.G21]" office:value-type="float" office:value="1.33943856140829" calcext:value-type="float">
            <text:p>1.3394385614</text:p>
          </table:table-cell>
          <table:table-cell table:formula="of:=[.K21]" office:value-type="float" office:value="0.00688994324132732" calcext:value-type="float">
            <text:p>0.0068899432</text:p>
          </table:table-cell>
          <table:table-cell table:formula="of:=[.N21]+[.O21]" office:value-type="float" office:value="1.34632850464962" calcext:value-type="float">
            <text:p>1.3463285046</text:p>
          </table:table-cell>
          <table:table-cell table:formula="of:=[.N21]-[.O21]" office:value-type="float" office:value="1.33254861816696" calcext:value-type="float">
            <text:p>1.332548618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10821" calcext:value-type="float">
            <text:p>10821</text:p>
          </table:table-cell>
          <table:table-cell office:value-type="float" office:value="13186" calcext:value-type="float">
            <text:p>13186</text:p>
          </table:table-cell>
          <table:table-cell office:value-type="float" office:value="134324" calcext:value-type="float">
            <text:p>134324</text:p>
          </table:table-cell>
          <table:table-cell table:style-name="ce2" table:formula="of:=[.E22]/[.D22]" office:value-type="float" office:value="1.21855651048886" calcext:value-type="float">
            <text:p>1.2185565105</text:p>
          </table:table-cell>
          <table:table-cell table:formula="of:=1/SQRT([.D22])" office:value-type="float" office:value="0.00961316289474788" calcext:value-type="float">
            <text:p>0.0096131629</text:p>
          </table:table-cell>
          <table:table-cell table:formula="of:=1/SQRT([.E22])" office:value-type="float" office:value="0.00870850216803196" calcext:value-type="float">
            <text:p>0.0087085022</text:p>
          </table:table-cell>
          <table:table-cell table:formula="of:=SQRT([.I22]*[.I22]+[.H22]*[.H22])" office:value-type="float" office:value="0.0129711568817733" calcext:value-type="float">
            <text:p>0.0129711569</text:p>
          </table:table-cell>
          <table:table-cell table:style-name="ce2" table:formula="of:=[.G22]*[.J22]" office:value-type="float" office:value="0.0158060876668573" calcext:value-type="float">
            <text:p>0.0158060877</text:p>
          </table:table-cell>
          <table:table-cell/>
          <table:table-cell table:style-name="ce5" table:formula="of:=[.C22]" office:value-type="string" office:string-value="In134" calcext:value-type="string">
            <text:p>In134</text:p>
          </table:table-cell>
          <table:table-cell table:formula="of:=[.G22]" office:value-type="float" office:value="1.21855651048886" calcext:value-type="float">
            <text:p>1.2185565105</text:p>
          </table:table-cell>
          <table:table-cell table:formula="of:=[.K22]" office:value-type="float" office:value="0.0158060876668573" calcext:value-type="float">
            <text:p>0.0158060877</text:p>
          </table:table-cell>
          <table:table-cell table:formula="of:=[.N22]+[.O22]" office:value-type="float" office:value="1.23436259815572" calcext:value-type="float">
            <text:p>1.2343625982</text:p>
          </table:table-cell>
          <table:table-cell table:formula="of:=[.N22]-[.O22]" office:value-type="float" office:value="1.202750422822" calcext:value-type="float">
            <text:p>1.202750422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077" calcext:value-type="float">
            <text:p>1077</text:p>
          </table:table-cell>
          <table:table-cell office:value-type="float" office:value="1090" calcext:value-type="float">
            <text:p>1090</text:p>
          </table:table-cell>
          <table:table-cell office:value-type="float" office:value="15200" calcext:value-type="float">
            <text:p>15200</text:p>
          </table:table-cell>
          <table:table-cell table:style-name="ce2" table:formula="of:=[.E23]/[.D23]" office:value-type="float" office:value="1.01207056638812" calcext:value-type="float">
            <text:p>1.0120705664</text:p>
          </table:table-cell>
          <table:table-cell table:formula="of:=1/SQRT([.D23])" office:value-type="float" office:value="0.0304713817668003" calcext:value-type="float">
            <text:p>0.0304713818</text:p>
          </table:table-cell>
          <table:table-cell table:formula="of:=1/SQRT([.E23])" office:value-type="float" office:value="0.0302891266407691" calcext:value-type="float">
            <text:p>0.0302891266</text:p>
          </table:table-cell>
          <table:table-cell table:formula="of:=SQRT([.I23]*[.I23]+[.H23]*[.H23])" office:value-type="float" office:value="0.0429643608056566" calcext:value-type="float">
            <text:p>0.0429643608</text:p>
          </table:table-cell>
          <table:table-cell table:style-name="ce2" table:formula="of:=[.G23]*[.J23]" office:value-type="float" office:value="0.0434829649750842" calcext:value-type="float">
            <text:p>0.043482965</text:p>
          </table:table-cell>
          <table:table-cell/>
          <table:table-cell table:style-name="ce5" table:formula="of:=[.C23]" office:value-type="string" office:string-value="In135" calcext:value-type="string">
            <text:p>In135</text:p>
          </table:table-cell>
          <table:table-cell table:formula="of:=[.G23]" office:value-type="float" office:value="1.01207056638812" calcext:value-type="float">
            <text:p>1.0120705664</text:p>
          </table:table-cell>
          <table:table-cell table:formula="of:=[.K23]" office:value-type="float" office:value="0.0434829649750842" calcext:value-type="float">
            <text:p>0.043482965</text:p>
          </table:table-cell>
          <table:table-cell table:formula="of:=[.N23]+[.O23]" office:value-type="float" office:value="1.0555535313632" calcext:value-type="float">
            <text:p>1.0555535314</text:p>
          </table:table-cell>
          <table:table-cell table:formula="of:=[.N23]-[.O23]" office:value-type="float" office:value="0.968587601413036" calcext:value-type="float">
            <text:p>0.9685876014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1252" calcext:value-type="float">
            <text:p>31252</text:p>
          </table:table-cell>
          <table:table-cell table:style-name="ce3" table:formula="of:=[.E24]/[.D24]" office:value-type="float" office:value="0.870410367170626" calcext:value-type="float">
            <text:p>0.8704103672</text:p>
          </table:table-cell>
          <table:table-cell table:formula="of:=1/SQRT([.D24])" office:value-type="float" office:value="0.0464739412340173" calcext:value-type="float">
            <text:p>0.0464739412</text:p>
          </table:table-cell>
          <table:table-cell table:formula="of:=1/SQRT([.E24])" office:value-type="float" office:value="0.0498135481386718" calcext:value-type="float">
            <text:p>0.0498135481</text:p>
          </table:table-cell>
          <table:table-cell table:formula="of:=SQRT([.I24]*[.I24]+[.H24]*[.H24])" office:value-type="float" office:value="0.0681264764389489" calcext:value-type="float">
            <text:p>0.0681264764</text:p>
          </table:table-cell>
          <table:table-cell table:style-name="ce2" table:formula="of:=[.G24]*[.J24]" office:value-type="float" office:value="0.0592979913712666" calcext:value-type="float">
            <text:p>0.0592979914</text:p>
          </table:table-cell>
          <table:table-cell/>
          <table:table-cell table:style-name="ce6" table:formula="of:=[.C24]" office:value-type="string" office:string-value="Sn134" calcext:value-type="string">
            <text:p>Sn134</text:p>
          </table:table-cell>
          <table:table-cell table:style-name="ce1" table:formula="of:=[.G24]" office:value-type="float" office:value="0.870410367170626" calcext:value-type="float">
            <text:p>0.8704103672</text:p>
          </table:table-cell>
          <table:table-cell table:style-name="ce1" table:formula="of:=[.K24]" office:value-type="float" office:value="0.0592979913712666" calcext:value-type="float">
            <text:p>0.0592979914</text:p>
          </table:table-cell>
          <table:table-cell table:style-name="ce1" table:formula="of:=[.N24]+[.O24]" office:value-type="float" office:value="0.929708358541893" calcext:value-type="float">
            <text:p>0.9297083585</text:p>
          </table:table-cell>
          <table:table-cell table:style-name="ce1" table:formula="of:=[.N24]-[.O24]" office:value-type="float" office:value="0.81111237579936" calcext:value-type="float">
            <text:p>0.8111123758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16164" calcext:value-type="float">
            <text:p>16164</text:p>
          </table:table-cell>
          <table:table-cell table:style-name="ce1" office:value-type="float" office:value="14534" calcext:value-type="float">
            <text:p>14534</text:p>
          </table:table-cell>
          <table:table-cell table:style-name="ce1" office:value-type="float" office:value="1626262" calcext:value-type="float">
            <text:p>1626262</text:p>
          </table:table-cell>
          <table:table-cell table:style-name="ce3" table:formula="of:=[.E25]/[.D25]" office:value-type="float" office:value="0.899158624102945" calcext:value-type="float">
            <text:p>0.8991586241</text:p>
          </table:table-cell>
          <table:table-cell table:formula="of:=1/SQRT([.D25])" office:value-type="float" office:value="0.00786548630305015" calcext:value-type="float">
            <text:p>0.0078654863</text:p>
          </table:table-cell>
          <table:table-cell table:formula="of:=1/SQRT([.E25])" office:value-type="float" office:value="0.0082948287079568" calcext:value-type="float">
            <text:p>0.0082948287</text:p>
          </table:table-cell>
          <table:table-cell table:formula="of:=SQRT([.I25]*[.I25]+[.H25]*[.H25])" office:value-type="float" office:value="0.0114311004753617" calcext:value-type="float">
            <text:p>0.0114311005</text:p>
          </table:table-cell>
          <table:table-cell table:style-name="ce2" table:formula="of:=[.G25]*[.J25]" office:value-type="float" office:value="0.0102783725754087" calcext:value-type="float">
            <text:p>0.0102783726</text:p>
          </table:table-cell>
          <table:table-cell/>
          <table:table-cell table:style-name="ce6" table:formula="of:=[.C25]" office:value-type="string" office:string-value="Sn135" calcext:value-type="string">
            <text:p>Sn135</text:p>
          </table:table-cell>
          <table:table-cell table:style-name="ce1" table:formula="of:=[.G25]" office:value-type="float" office:value="0.899158624102945" calcext:value-type="float">
            <text:p>0.8991586241</text:p>
          </table:table-cell>
          <table:table-cell table:style-name="ce1" table:formula="of:=[.K25]" office:value-type="float" office:value="0.0102783725754087" calcext:value-type="float">
            <text:p>0.0102783726</text:p>
          </table:table-cell>
          <table:table-cell table:style-name="ce1" table:formula="of:=[.N25]+[.O25]" office:value-type="float" office:value="0.909436996678354" calcext:value-type="float">
            <text:p>0.9094369967</text:p>
          </table:table-cell>
          <table:table-cell table:style-name="ce1" table:formula="of:=[.N25]-[.O25]" office:value-type="float" office:value="0.888880251527536" calcext:value-type="float">
            <text:p>0.8888802515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5984" calcext:value-type="float">
            <text:p>5984</text:p>
          </table:table-cell>
          <table:table-cell table:style-name="ce1" office:value-type="float" office:value="5423" calcext:value-type="float">
            <text:p>5423</text:p>
          </table:table-cell>
          <table:table-cell table:style-name="ce1" office:value-type="float" office:value="775368" calcext:value-type="float">
            <text:p>775368</text:p>
          </table:table-cell>
          <table:table-cell table:style-name="ce3" table:formula="of:=[.E26]/[.D26]" office:value-type="float" office:value="0.90625" calcext:value-type="float">
            <text:p>0.90625</text:p>
          </table:table-cell>
          <table:table-cell table:formula="of:=1/SQRT([.D26])" office:value-type="float" office:value="0.0129271922498755" calcext:value-type="float">
            <text:p>0.0129271922</text:p>
          </table:table-cell>
          <table:table-cell table:formula="of:=1/SQRT([.E26])" office:value-type="float" office:value="0.013579388009784" calcext:value-type="float">
            <text:p>0.013579388</text:p>
          </table:table-cell>
          <table:table-cell table:formula="of:=SQRT([.I26]*[.I26]+[.H26]*[.H26])" office:value-type="float" office:value="0.018748655370066" calcext:value-type="float">
            <text:p>0.0187486554</text:p>
          </table:table-cell>
          <table:table-cell table:style-name="ce2" table:formula="of:=[.G26]*[.J26]" office:value-type="float" office:value="0.0169909689291223" calcext:value-type="float">
            <text:p>0.0169909689</text:p>
          </table:table-cell>
          <table:table-cell/>
          <table:table-cell table:style-name="ce6" table:formula="of:=[.C26]" office:value-type="string" office:string-value="Sn136" calcext:value-type="string">
            <text:p>Sn136</text:p>
          </table:table-cell>
          <table:table-cell table:style-name="ce1" table:formula="of:=[.G26]" office:value-type="float" office:value="0.90625" calcext:value-type="float">
            <text:p>0.90625</text:p>
          </table:table-cell>
          <table:table-cell table:style-name="ce1" table:formula="of:=[.K26]" office:value-type="float" office:value="0.0169909689291223" calcext:value-type="float">
            <text:p>0.0169909689</text:p>
          </table:table-cell>
          <table:table-cell table:style-name="ce1" table:formula="of:=[.N26]+[.O26]" office:value-type="float" office:value="0.923240968929122" calcext:value-type="float">
            <text:p>0.9232409689</text:p>
          </table:table-cell>
          <table:table-cell table:style-name="ce1" table:formula="of:=[.N26]-[.O26]" office:value-type="float" office:value="0.889259031070878" calcext:value-type="float">
            <text:p>0.8892590311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73954" calcext:value-type="float">
            <text:p>73954</text:p>
          </table:table-cell>
          <table:table-cell table:style-name="ce3" table:formula="of:=[.E27]/[.D27]" office:value-type="float" office:value="0.873711340206186" calcext:value-type="float">
            <text:p>0.8737113402</text:p>
          </table:table-cell>
          <table:table-cell table:formula="of:=1/SQRT([.D27])" office:value-type="float" office:value="0.0358979079308869" calcext:value-type="float">
            <text:p>0.0358979079</text:p>
          </table:table-cell>
          <table:table-cell table:formula="of:=1/SQRT([.E27])" office:value-type="float" office:value="0.0384047686321284" calcext:value-type="float">
            <text:p>0.0384047686</text:p>
          </table:table-cell>
          <table:table-cell table:formula="of:=SQRT([.I27]*[.I27]+[.H27]*[.H27])" office:value-type="float" office:value="0.0525698206911699" calcext:value-type="float">
            <text:p>0.0525698207</text:p>
          </table:table-cell>
          <table:table-cell table:style-name="ce2" table:formula="of:=[.G27]*[.J27]" office:value-type="float" office:value="0.0459308484904809" calcext:value-type="float">
            <text:p>0.0459308485</text:p>
          </table:table-cell>
          <table:table-cell/>
          <table:table-cell table:style-name="ce6" table:formula="of:=[.C27]" office:value-type="string" office:string-value="Sn137" calcext:value-type="string">
            <text:p>Sn137</text:p>
          </table:table-cell>
          <table:table-cell table:style-name="ce1" table:formula="of:=[.G27]" office:value-type="float" office:value="0.873711340206186" calcext:value-type="float">
            <text:p>0.8737113402</text:p>
          </table:table-cell>
          <table:table-cell table:style-name="ce1" table:formula="of:=[.K27]" office:value-type="float" office:value="0.0459308484904809" calcext:value-type="float">
            <text:p>0.0459308485</text:p>
          </table:table-cell>
          <table:table-cell table:style-name="ce1" table:formula="of:=[.N27]+[.O27]" office:value-type="float" office:value="0.919642188696666" calcext:value-type="float">
            <text:p>0.9196421887</text:p>
          </table:table-cell>
          <table:table-cell table:style-name="ce1" table:formula="of:=[.N27]-[.O27]" office:value-type="float" office:value="0.827780491715705" calcext:value-type="float">
            <text:p>0.8277804917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01" calcext:value-type="float">
            <text:p>4201</text:p>
          </table:table-cell>
          <table:table-cell table:style-name="ce3" table:formula="of:=[.E28]/[.D28]" office:value-type="float" office:value="1.27777777777778" calcext:value-type="float">
            <text:p>1.2777777778</text:p>
          </table:table-cell>
          <table:table-cell table:formula="of:=1/SQRT([.D28])" office:value-type="float" office:value="0.166666666666667" calcext:value-type="float">
            <text:p>0.1666666667</text:p>
          </table:table-cell>
          <table:table-cell table:formula="of:=1/SQRT([.E28])" office:value-type="float" office:value="0.147441956154897" calcext:value-type="float">
            <text:p>0.1474419562</text:p>
          </table:table-cell>
          <table:table-cell table:formula="of:=SQRT([.I28]*[.I28]+[.H28]*[.H28])" office:value-type="float" office:value="0.222523949750494" calcext:value-type="float">
            <text:p>0.2225239498</text:p>
          </table:table-cell>
          <table:table-cell table:style-name="ce2" table:formula="of:=[.G28]*[.J28]" office:value-type="float" office:value="0.28433615801452" calcext:value-type="float">
            <text:p>0.284336158</text:p>
          </table:table-cell>
          <table:table-cell/>
          <table:table-cell table:style-name="ce7" table:formula="of:=[.C28]" office:value-type="string" office:string-value="Sn138" calcext:value-type="string">
            <text:p>Sn138</text:p>
          </table:table-cell>
          <table:table-cell table:style-name="ce9" table:formula="of:=[.G28]" office:value-type="float" office:value="1.27777777777778" calcext:value-type="float">
            <text:p>1.2777777778</text:p>
          </table:table-cell>
          <table:table-cell table:style-name="ce9" table:formula="of:=[.K28]" office:value-type="float" office:value="0.28433615801452" calcext:value-type="float">
            <text:p>0.284336158</text:p>
          </table:table-cell>
          <table:table-cell table:style-name="ce9" table:formula="of:=[.N28]+[.O28]" office:value-type="float" office:value="1.5621139357923" calcext:value-type="float">
            <text:p>1.5621139358</text:p>
          </table:table-cell>
          <table:table-cell table:style-name="ce9" table:formula="of:=[.N28]-[.O28]" office:value-type="float" office:value="0.993441619763258" calcext:value-type="float">
            <text:p>0.9934416198</text:p>
          </table:table-cell>
          <table:table-cell table:style-name="ce9" table:number-columns-repeated="3"/>
          <table:table-cell table:style-name="ce13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Index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Ag12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9]+0.2" office:value-type="float" office:value="1.2" calcext:value-type="float">
            <text:p>1.2</text:p>
          </table:table-cell>
          <table:table-cell office:value-type="float" office:value="0.487684729064039" calcext:value-type="float">
            <text:p>0.4876847291</text:p>
          </table:table-cell>
          <table:table-cell office:value-type="float" office:value="0.75705329153605" calcext:value-type="float">
            <text:p>0.7570532915</text:p>
          </table:table-cell>
          <table:table-cell office:value-type="float" office:value="0.0345156760755585" calcext:value-type="float">
            <text:p>0.0345156761</text:p>
          </table:table-cell>
          <table:table-cell office:value-type="float" office:value="0.0456609931717654" calcext:value-type="float">
            <text:p>0.0456609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130</text:p>
          </table:table-cell>
          <table:table-cell office:value-type="float" office:value="2" calcext:value-type="float">
            <text:p>2</text:p>
          </table:table-cell>
          <table:table-cell table:formula="of:=[.B40]+0.2" office:value-type="float" office:value="2.2" calcext:value-type="float">
            <text:p>2.2</text:p>
          </table:table-cell>
          <table:table-cell office:value-type="float" office:value="1.02222222222222" calcext:value-type="float">
            <text:p>1.0222222222</text:p>
          </table:table-cell>
          <table:table-cell office:value-type="float" office:value="0.993548387096774" calcext:value-type="float">
            <text:p>0.9935483871</text:p>
          </table:table-cell>
          <table:table-cell office:value-type="float" office:value="0.151553455689446" calcext:value-type="float">
            <text:p>0.1515534557</text:p>
          </table:table-cell>
          <table:table-cell office:value-type="float" office:value="0.113042577893333" calcext:value-type="float">
            <text:p>0.1130425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131</text:p>
          </table:table-cell>
          <table:table-cell office:value-type="float" office:value="3" calcext:value-type="float">
            <text:p>3</text:p>
          </table:table-cell>
          <table:table-cell table:formula="of:=[.B41]+0.2" office:value-type="float" office:value="3.2" calcext:value-type="float">
            <text:p>3.2</text:p>
          </table:table-cell>
          <table:table-cell office:value-type="float" office:value="0.903225806451613" calcext:value-type="float">
            <text:p>0.9032258065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235484583694558" calcext:value-type="float">
            <text:p>0.2354845837</text:p>
          </table:table-cell>
          <table:table-cell office:value-type="float" office:value="0.226300034318807" calcext:value-type="float">
            <text:p>0.2263000343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d1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2]+0.2" office:value-type="float" office:value="4.2" calcext:value-type="float">
            <text:p>4.2</text:p>
          </table:table-cell>
          <table:table-cell office:value-type="float" office:value="0.285564853556485" calcext:value-type="float">
            <text:p>0.2855648536</text:p>
          </table:table-cell>
          <table:table-cell office:value-type="float" office:value="0.63878954607978" calcext:value-type="float">
            <text:p>0.6387895461</text:p>
          </table:table-cell>
          <table:table-cell office:value-type="float" office:value="0.0195961351737566" calcext:value-type="float">
            <text:p>0.0195961352</text:p>
          </table:table-cell>
          <table:table-cell office:value-type="float" office:value="0.0169702517471986" calcext:value-type="float">
            <text:p>0.016970251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d131</text:p>
          </table:table-cell>
          <table:table-cell office:value-type="float" office:value="5" calcext:value-type="float">
            <text:p>5</text:p>
          </table:table-cell>
          <table:table-cell table:formula="of:=[.B43]+0.2" office:value-type="float" office:value="5.2" calcext:value-type="float">
            <text:p>5.2</text:p>
          </table:table-cell>
          <table:table-cell office:value-type="float" office:value="0.820820820820821" calcext:value-type="float">
            <text:p>0.8208208208</text:p>
          </table:table-cell>
          <table:table-cell office:value-type="float" office:value="0.882168925964546" calcext:value-type="float">
            <text:p>0.882168926</text:p>
          </table:table-cell>
          <table:table-cell office:value-type="float" office:value="0.0386789827221219" calcext:value-type="float">
            <text:p>0.0386789827</text:p>
          </table:table-cell>
          <table:table-cell office:value-type="float" office:value="0.0294225883792596" calcext:value-type="float">
            <text:p>0.029422588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d132</text:p>
          </table:table-cell>
          <table:table-cell office:value-type="float" office:value="6" calcext:value-type="float">
            <text:p>6</text:p>
          </table:table-cell>
          <table:table-cell table:formula="of:=[.B44]+0.2" office:value-type="float" office:value="6.2" calcext:value-type="float">
            <text:p>6.2</text:p>
          </table:table-cell>
          <table:table-cell office:value-type="float" office:value="0.983621474067334" calcext:value-type="float">
            <text:p>0.9836214741</text:p>
          </table:table-cell>
          <table:table-cell office:value-type="float" office:value="1.102596580114" calcext:value-type="float">
            <text:p>1.1025965801</text:p>
          </table:table-cell>
          <table:table-cell office:value-type="float" office:value="0.0421351510484968" calcext:value-type="float">
            <text:p>0.042135151</text:p>
          </table:table-cell>
          <table:table-cell office:value-type="float" office:value="0.0383173293935162" calcext:value-type="float">
            <text:p>0.03831732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d133</text:p>
          </table:table-cell>
          <table:table-cell office:value-type="float" office:value="7" calcext:value-type="float">
            <text:p>7</text:p>
          </table:table-cell>
          <table:table-cell table:formula="of:=[.B45]+0.2" office:value-type="float" office:value="7.2" calcext:value-type="float">
            <text:p>7.2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0.973684210526316" calcext:value-type="float">
            <text:p>0.9736842105</text:p>
          </table:table-cell>
          <table:table-cell office:value-type="float" office:value="0.132301694635104" calcext:value-type="float">
            <text:p>0.1323016946</text:p>
          </table:table-cell>
          <table:table-cell office:value-type="float" office:value="0.112441363442725" calcext:value-type="float">
            <text:p>0.112441363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n13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46]+0.2" office:value-type="float" office:value="8.2" calcext:value-type="float">
            <text:p>8.2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1.08256880733945" calcext:value-type="float">
            <text:p>1.0825688073</text:p>
          </table:table-cell>
          <table:table-cell office:value-type="float" office:value="0.117313876993684" calcext:value-type="float">
            <text:p>0.117313877</text:p>
          </table:table-cell>
          <table:table-cell office:value-type="float" office:value="0.14381831141032" calcext:value-type="float">
            <text:p>0.1438183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132</text:p>
          </table:table-cell>
          <table:table-cell office:value-type="float" office:value="9" calcext:value-type="float">
            <text:p>9</text:p>
          </table:table-cell>
          <table:table-cell table:formula="of:=[.B47]+0.2" office:value-type="float" office:value="9.2" calcext:value-type="float">
            <text:p>9.2</text:p>
          </table:table-cell>
          <table:table-cell office:value-type="float" office:value="1.19191919191919" calcext:value-type="float">
            <text:p>1.1919191919</text:p>
          </table:table-cell>
          <table:table-cell office:value-type="float" office:value="1.1800215594682" calcext:value-type="float">
            <text:p>1.1800215595</text:p>
          </table:table-cell>
          <table:table-cell office:value-type="float" office:value="0.162449387673204" calcext:value-type="float">
            <text:p>0.1624493877</text:p>
          </table:table-cell>
          <table:table-cell office:value-type="float" office:value="0.0135967076616602" calcext:value-type="float">
            <text:p>0.0135967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133</text:p>
          </table:table-cell>
          <table:table-cell office:value-type="float" office:value="10" calcext:value-type="float">
            <text:p>10</text:p>
          </table:table-cell>
          <table:table-cell table:formula="of:=[.B48]+0.2" office:value-type="float" office:value="10.2" calcext:value-type="float">
            <text:p>10.2</text:p>
          </table:table-cell>
          <table:table-cell office:value-type="float" office:value="1.34486830154405" calcext:value-type="float">
            <text:p>1.3448683015</text:p>
          </table:table-cell>
          <table:table-cell office:value-type="float" office:value="1.33943856140829" calcext:value-type="float">
            <text:p>1.3394385614</text:p>
          </table:table-cell>
          <table:table-cell office:value-type="float" office:value="0.0169240947125249" calcext:value-type="float">
            <text:p>0.0169240947</text:p>
          </table:table-cell>
          <table:table-cell office:value-type="float" office:value="0.00688994324132732" calcext:value-type="float">
            <text:p>0.00688994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134</text:p>
          </table:table-cell>
          <table:table-cell office:value-type="float" office:value="11" calcext:value-type="float">
            <text:p>11</text:p>
          </table:table-cell>
          <table:table-cell table:formula="of:=[.B49]+0.2" office:value-type="float" office:value="11.2" calcext:value-type="float">
            <text:p>11.2</text:p>
          </table:table-cell>
          <table:table-cell office:value-type="float" office:value="1.26489948407757" calcext:value-type="float">
            <text:p>1.2648994841</text:p>
          </table:table-cell>
          <table:table-cell office:value-type="float" office:value="1.21855651048886" calcext:value-type="float">
            <text:p>1.2185565105</text:p>
          </table:table-cell>
          <table:table-cell office:value-type="float" office:value="0.0225759316467038" calcext:value-type="float">
            <text:p>0.0225759316</text:p>
          </table:table-cell>
          <table:table-cell office:value-type="float" office:value="0.0158060876668573" calcext:value-type="float">
            <text:p>0.01580608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135</text:p>
          </table:table-cell>
          <table:table-cell office:value-type="float" office:value="12" calcext:value-type="float">
            <text:p>12</text:p>
          </table:table-cell>
          <table:table-cell table:formula="of:=[.B50]+0.2" office:value-type="float" office:value="12.2" calcext:value-type="float">
            <text:p>12.2</text:p>
          </table:table-cell>
          <table:table-cell office:value-type="float" office:value="1.02941176470588" calcext:value-type="float">
            <text:p>1.0294117647</text:p>
          </table:table-cell>
          <table:table-cell office:value-type="float" office:value="1.01207056638812" calcext:value-type="float">
            <text:p>1.0120705664</text:p>
          </table:table-cell>
          <table:table-cell office:value-type="float" office:value="0.0445204294620839" calcext:value-type="float">
            <text:p>0.0445204295</text:p>
          </table:table-cell>
          <table:table-cell office:value-type="float" office:value="0.0434829649750842" calcext:value-type="float">
            <text:p>0.04348296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n134</text:p>
          </table:table-cell>
          <table:table-cell office:value-type="float" office:value="13" calcext:value-type="float">
            <text:p>13</text:p>
          </table:table-cell>
          <table:table-cell table:formula="of:=[.B51]+0.2" office:value-type="float" office:value="13.2" calcext:value-type="float">
            <text:p>13.2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70410367170626" calcext:value-type="float">
            <text:p>0.8704103672</text:p>
          </table:table-cell>
          <table:table-cell office:value-type="float" office:value="0.0627643367212092" calcext:value-type="float">
            <text:p>0.0627643367</text:p>
          </table:table-cell>
          <table:table-cell office:value-type="float" office:value="0.0592979913712666" calcext:value-type="float">
            <text:p>0.05929799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n135</text:p>
          </table:table-cell>
          <table:table-cell office:value-type="float" office:value="14" calcext:value-type="float">
            <text:p>14</text:p>
          </table:table-cell>
          <table:table-cell table:formula="of:=[.B52]+0.2" office:value-type="float" office:value="14.2" calcext:value-type="float">
            <text:p>14.2</text:p>
          </table:table-cell>
          <table:table-cell office:value-type="float" office:value="1.03012048192771" calcext:value-type="float">
            <text:p>1.0301204819</text:p>
          </table:table-cell>
          <table:table-cell office:value-type="float" office:value="0.899158624102945" calcext:value-type="float">
            <text:p>0.8991586241</text:p>
          </table:table-cell>
          <table:table-cell office:value-type="float" office:value="0.112240831037086" calcext:value-type="float">
            <text:p>0.112240831</text:p>
          </table:table-cell>
          <table:table-cell office:value-type="float" office:value="0.0102783725754087" calcext:value-type="float">
            <text:p>0.0102783726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n136</text:p>
          </table:table-cell>
          <table:table-cell office:value-type="float" office:value="15" calcext:value-type="float">
            <text:p>15</text:p>
          </table:table-cell>
          <table:table-cell table:formula="of:=[.B53]+0.2" office:value-type="float" office:value="15.2" calcext:value-type="float">
            <text:p>15.2</text:p>
          </table:table-cell>
          <table:table-cell office:value-type="float" office:value="0.835498788813037" calcext:value-type="float">
            <text:p>0.835498788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0183769829546393" calcext:value-type="float">
            <text:p>0.018376983</text:p>
          </table:table-cell>
          <table:table-cell office:value-type="float" office:value="0.0169909689291223" calcext:value-type="float">
            <text:p>0.0169909689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n137</text:p>
          </table:table-cell>
          <table:table-cell office:value-type="float" office:value="16" calcext:value-type="float">
            <text:p>16</text:p>
          </table:table-cell>
          <table:table-cell table:formula="of:=[.B54]+0.2" office:value-type="float" office:value="16.2" calcext:value-type="float">
            <text:p>16.2</text:p>
          </table:table-cell>
          <table:table-cell office:value-type="float" office:value="0.727371273712737" calcext:value-type="float">
            <text:p>0.7273712737</text:p>
          </table:table-cell>
          <table:table-cell office:value-type="float" office:value="0.873711340206186" calcext:value-type="float">
            <text:p>0.8737113402</text:p>
          </table:table-cell>
          <table:table-cell office:value-type="float" office:value="0.0260959273061969" calcext:value-type="float">
            <text:p>0.0260959273</text:p>
          </table:table-cell>
          <table:table-cell office:value-type="float" office:value="0.0459308484904809" calcext:value-type="float">
            <text:p>0.0459308485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Sn138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formula="of:=[.B55]+0.2" office:value-type="float" office:value="17.2" calcext:value-type="float">
            <text:p>17.2</text:p>
          </table:table-cell>
          <table:table-cell office:value-type="float" office:value="0.652482269503546" calcext:value-type="float">
            <text:p>0.6524822695</text:p>
          </table:table-cell>
          <table:table-cell office:value-type="float" office:value="1.27777777777778" calcext:value-type="float">
            <text:p>1.2777777778</text:p>
          </table:table-cell>
          <table:table-cell office:value-type="float" office:value="0.0874466557361283" calcext:value-type="float">
            <text:p>0.0874466557</text:p>
          </table:table-cell>
          <table:table-cell office:value-type="float" office:value="0.28433615801452" calcext:value-type="float">
            <text:p>0.284336158</text:p>
          </table:table-cell>
          <table:table-cell table:number-columns-repeated="14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g129</text:p>
          </table:table-cell>
          <table:table-cell office:value-type="float" office:value="0.487684729064039" calcext:value-type="float">
            <text:p>0.4876847291</text:p>
          </table:table-cell>
          <table:table-cell office:value-type="float" office:value="0.75705329153605" calcext:value-type="float">
            <text:p>0.7570532915</text:p>
          </table:table-cell>
          <table:table-cell office:value-type="float" office:value="0.0345156760755585" calcext:value-type="float">
            <text:p>0.0345156761</text:p>
          </table:table-cell>
          <table:table-cell office:value-type="float" office:value="0.0456609931717654" calcext:value-type="float">
            <text:p>0.04566099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g130</text:p>
          </table:table-cell>
          <table:table-cell office:value-type="float" office:value="1.02222222222222" calcext:value-type="float">
            <text:p>1.0222222222</text:p>
          </table:table-cell>
          <table:table-cell office:value-type="float" office:value="0.993548387096774" calcext:value-type="float">
            <text:p>0.9935483871</text:p>
          </table:table-cell>
          <table:table-cell office:value-type="float" office:value="0.151553455689446" calcext:value-type="float">
            <text:p>0.1515534557</text:p>
          </table:table-cell>
          <table:table-cell office:value-type="float" office:value="0.113042577893333" calcext:value-type="float">
            <text:p>0.113042577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g131</text:p>
          </table:table-cell>
          <table:table-cell office:value-type="float" office:value="0.903225806451613" calcext:value-type="float">
            <text:p>0.9032258065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235484583694558" calcext:value-type="float">
            <text:p>0.2354845837</text:p>
          </table:table-cell>
          <table:table-cell office:value-type="float" office:value="0.226300034318807" calcext:value-type="float">
            <text:p>0.2263000343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Cd130</text:p>
          </table:table-cell>
          <table:table-cell office:value-type="float" office:value="0.285564853556485" calcext:value-type="float">
            <text:p>0.2855648536</text:p>
          </table:table-cell>
          <table:table-cell office:value-type="float" office:value="0.63878954607978" calcext:value-type="float">
            <text:p>0.6387895461</text:p>
          </table:table-cell>
          <table:table-cell office:value-type="float" office:value="0.0195961351737566" calcext:value-type="float">
            <text:p>0.0195961352</text:p>
          </table:table-cell>
          <table:table-cell office:value-type="float" office:value="0.0169702517471986" calcext:value-type="float">
            <text:p>0.0169702517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d131</text:p>
          </table:table-cell>
          <table:table-cell office:value-type="float" office:value="0.820820820820821" calcext:value-type="float">
            <text:p>0.8208208208</text:p>
          </table:table-cell>
          <table:table-cell office:value-type="float" office:value="0.882168925964546" calcext:value-type="float">
            <text:p>0.882168926</text:p>
          </table:table-cell>
          <table:table-cell office:value-type="float" office:value="0.0386789827221219" calcext:value-type="float">
            <text:p>0.0386789827</text:p>
          </table:table-cell>
          <table:table-cell office:value-type="float" office:value="0.0294225883792596" calcext:value-type="float">
            <text:p>0.029422588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d132</text:p>
          </table:table-cell>
          <table:table-cell office:value-type="float" office:value="0.983621474067334" calcext:value-type="float">
            <text:p>0.9836214741</text:p>
          </table:table-cell>
          <table:table-cell office:value-type="float" office:value="1.102596580114" calcext:value-type="float">
            <text:p>1.1025965801</text:p>
          </table:table-cell>
          <table:table-cell office:value-type="float" office:value="0.0421351510484968" calcext:value-type="float">
            <text:p>0.042135151</text:p>
          </table:table-cell>
          <table:table-cell office:value-type="float" office:value="0.0383173293935162" calcext:value-type="float">
            <text:p>0.038317329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d133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0.973684210526316" calcext:value-type="float">
            <text:p>0.9736842105</text:p>
          </table:table-cell>
          <table:table-cell office:value-type="float" office:value="0.132301694635104" calcext:value-type="float">
            <text:p>0.1323016946</text:p>
          </table:table-cell>
          <table:table-cell office:value-type="float" office:value="0.112441363442725" calcext:value-type="float">
            <text:p>0.1124413634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In131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1.08256880733945" calcext:value-type="float">
            <text:p>1.0825688073</text:p>
          </table:table-cell>
          <table:table-cell office:value-type="float" office:value="0.117313876993684" calcext:value-type="float">
            <text:p>0.117313877</text:p>
          </table:table-cell>
          <table:table-cell office:value-type="float" office:value="0.14381831141032" calcext:value-type="float">
            <text:p>0.14381831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132</text:p>
          </table:table-cell>
          <table:table-cell office:value-type="float" office:value="1.19191919191919" calcext:value-type="float">
            <text:p>1.1919191919</text:p>
          </table:table-cell>
          <table:table-cell office:value-type="float" office:value="1.1800215594682" calcext:value-type="float">
            <text:p>1.1800215595</text:p>
          </table:table-cell>
          <table:table-cell office:value-type="float" office:value="0.162449387673204" calcext:value-type="float">
            <text:p>0.1624493877</text:p>
          </table:table-cell>
          <table:table-cell office:value-type="float" office:value="0.0135967076616602" calcext:value-type="float">
            <text:p>0.01359670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133</text:p>
          </table:table-cell>
          <table:table-cell office:value-type="float" office:value="1.34486830154405" calcext:value-type="float">
            <text:p>1.3448683015</text:p>
          </table:table-cell>
          <table:table-cell office:value-type="float" office:value="1.33943856140829" calcext:value-type="float">
            <text:p>1.3394385614</text:p>
          </table:table-cell>
          <table:table-cell office:value-type="float" office:value="0.0169240947125249" calcext:value-type="float">
            <text:p>0.0169240947</text:p>
          </table:table-cell>
          <table:table-cell office:value-type="float" office:value="0.00688994324132732" calcext:value-type="float">
            <text:p>0.00688994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134</text:p>
          </table:table-cell>
          <table:table-cell office:value-type="float" office:value="1.26489948407757" calcext:value-type="float">
            <text:p>1.2648994841</text:p>
          </table:table-cell>
          <table:table-cell office:value-type="float" office:value="1.21855651048886" calcext:value-type="float">
            <text:p>1.2185565105</text:p>
          </table:table-cell>
          <table:table-cell office:value-type="float" office:value="0.0225759316467038" calcext:value-type="float">
            <text:p>0.0225759316</text:p>
          </table:table-cell>
          <table:table-cell office:value-type="float" office:value="0.0158060876668573" calcext:value-type="float">
            <text:p>0.01580608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135</text:p>
          </table:table-cell>
          <table:table-cell office:value-type="float" office:value="1.02941176470588" calcext:value-type="float">
            <text:p>1.0294117647</text:p>
          </table:table-cell>
          <table:table-cell office:value-type="float" office:value="1.01207056638812" calcext:value-type="float">
            <text:p>1.0120705664</text:p>
          </table:table-cell>
          <table:table-cell office:value-type="float" office:value="0.0445204294620839" calcext:value-type="float">
            <text:p>0.0445204295</text:p>
          </table:table-cell>
          <table:table-cell office:value-type="float" office:value="0.0434829649750842" calcext:value-type="float">
            <text:p>0.043482965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n134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70410367170626" calcext:value-type="float">
            <text:p>0.8704103672</text:p>
          </table:table-cell>
          <table:table-cell office:value-type="float" office:value="0.0627643367212092" calcext:value-type="float">
            <text:p>0.0627643367</text:p>
          </table:table-cell>
          <table:table-cell office:value-type="float" office:value="0.0592979913712666" calcext:value-type="float">
            <text:p>0.0592979914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n135</text:p>
          </table:table-cell>
          <table:table-cell office:value-type="float" office:value="1.03012048192771" calcext:value-type="float">
            <text:p>1.0301204819</text:p>
          </table:table-cell>
          <table:table-cell office:value-type="float" office:value="0.899158624102945" calcext:value-type="float">
            <text:p>0.8991586241</text:p>
          </table:table-cell>
          <table:table-cell office:value-type="float" office:value="0.112240831037086" calcext:value-type="float">
            <text:p>0.112240831</text:p>
          </table:table-cell>
          <table:table-cell office:value-type="float" office:value="0.0102783725754087" calcext:value-type="float">
            <text:p>0.010278372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n136</text:p>
          </table:table-cell>
          <table:table-cell office:value-type="float" office:value="0.835498788813037" calcext:value-type="float">
            <text:p>0.835498788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0183769829546393" calcext:value-type="float">
            <text:p>0.018376983</text:p>
          </table:table-cell>
          <table:table-cell office:value-type="float" office:value="0.0169909689291223" calcext:value-type="float">
            <text:p>0.0169909689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n137</text:p>
          </table:table-cell>
          <table:table-cell office:value-type="float" office:value="0.727371273712737" calcext:value-type="float">
            <text:p>0.7273712737</text:p>
          </table:table-cell>
          <table:table-cell office:value-type="float" office:value="0.873711340206186" calcext:value-type="float">
            <text:p>0.8737113402</text:p>
          </table:table-cell>
          <table:table-cell office:value-type="float" office:value="0.0260959273061969" calcext:value-type="float">
            <text:p>0.0260959273</text:p>
          </table:table-cell>
          <table:table-cell office:value-type="float" office:value="0.0459308484904809" calcext:value-type="float">
            <text:p>0.0459308485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Sn138</text:p>
          </table:table-cell>
          <table:table-cell office:value-type="float" office:value="0.652482269503546" calcext:value-type="float">
            <text:p>0.6524822695</text:p>
          </table:table-cell>
          <table:table-cell office:value-type="float" office:value="1.27777777777778" calcext:value-type="float">
            <text:p>1.2777777778</text:p>
          </table:table-cell>
          <table:table-cell office:value-type="float" office:value="0.0874466557361283" calcext:value-type="float">
            <text:p>0.0874466557</text:p>
          </table:table-cell>
          <table:table-cell office:value-type="float" office:value="0.28433615801452" calcext:value-type="float">
            <text:p>0.28433615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5:38:06.071474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2:46:47.111047864</meta:creation-date>
    <dc:date>2019-07-28T18:33:46.908376010</dc:date>
    <meta:editing-duration>P8DT18H19M36S</meta:editing-duration>
    <meta:editing-cycles>30</meta:editing-cycles>
    <meta:generator>LibreOffice/5.0.6.2$Linux_X86_64 LibreOffice_project/00$Build-2</meta:generator>
    <meta:document-statistic meta:table-count="2" meta:cell-count="7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HighIntensity.F39:HighIntensity.F55" chart:error-lower-range="HighIntensity.F39:HighIntensity.F55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HighIntensity.F39:HighIntensity.F55" chart:error-lower-range="HighIntensity.F39:HighIntensity.F5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HighIntensity.G39:HighIntensity.G55" chart:error-lower-range="HighIntensity.G39:HighIntensity.G5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ighIntensity.G39:HighIntensity.G55" chart:error-lower-range="HighIntensity.G39:HighIntensity.G5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28cm" svg:height="13.478cm" xlink:href=".." xlink:type="simple" chart:class="chart:scatter" chart:style-name="ch1">
        <chart:legend svg:x="14.451cm" svg:y="9.306cm" style:legend-expansion="custom" chartooo:width="4.024cm" chartooo:height="1.096cm" style:legend-expansion-aspect-ratio="3.67153284671533" chart:style-name="ch2"/>
        <chart:plot-area chart:style-name="ch3" table:cell-range-address="HighIntensity.B39:HighIntensity.B55 HighIntensity.C68:HighIntensity.D68 HighIntensity.D39:HighIntensity.E55" chart:data-source-has-labels="row" svg:x="0.396cm" svg:y="0.269cm" svg:width="19.036cm" svg:height="12.94cm">
          <chartooo:coordinate-region svg:x="1.123cm" svg:y="0.468cm" svg:width="18.122cm" svg:height="12.0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ghIntensity.D39:HighIntensity.D55" chart:label-cell-address="HighIntensity.C68:HighIntensity.C68" chart:class="chart:scatter">
            <chart:domain table:cell-range-address="HighIntensity.B39:HighIntensity.B55"/>
            <chart:error-indicator chart:style-name="ch7" chart:dimension="y"/>
            <chart:data-point chart:repeated="17"/>
          </chart:series>
          <chart:series chart:style-name="ch8" chart:values-cell-range-address="HighIntensity.E39:HighIntensity.E55" chart:label-cell-address="HighIntensity.D68:HighIntensity.D68" chart:class="chart:scatter">
            <chart:domain table:cell-range-address="HighIntensity.C39:HighIntensity.C55"/>
            <chart:error-indicator chart:style-name="ch9" chart:dimension="y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intensity</text:p>
                <draw:g>
                  <svg:desc>HighIntensity.C68:HighIntensity.C6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High intensity</text:p>
                <draw:g>
                  <svg:desc>HighIntensity.D68:HighIntensity.D6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ighIntensity.B39:HighIntensity.B55</svg:desc>
                </draw:g>
              </table:table-cell>
              <table:table-cell office:value-type="float" office:value="0.487684729064039">
                <text:p>0.487684729064039</text:p>
                <draw:g>
                  <svg:desc>HighIntensity.D39:HighIntensity.D55</svg:desc>
                </draw:g>
              </table:table-cell>
              <table:table-cell office:value-type="float" office:value="0.0345156760755585">
                <text:p>0.0345156760755585</text:p>
                <draw:g>
                  <svg:desc>HighIntensity.F39:HighIntensity.F55</svg:desc>
                </draw:g>
              </table:table-cell>
              <table:table-cell office:value-type="float" office:value="0.0345156760755585">
                <text:p>0.0345156760755585</text:p>
                <draw:g>
                  <svg:desc>HighIntensity.F39:HighIntensity.F55</svg:desc>
                </draw:g>
              </table:table-cell>
              <table:table-cell office:value-type="float" office:value="1.2">
                <text:p>1.2</text:p>
                <draw:g>
                  <svg:desc>HighIntensity.C39:HighIntensity.C55</svg:desc>
                </draw:g>
              </table:table-cell>
              <table:table-cell office:value-type="float" office:value="0.75705329153605">
                <text:p>0.75705329153605</text:p>
                <draw:g>
                  <svg:desc>HighIntensity.E39:HighIntensity.E55</svg:desc>
                </draw:g>
              </table:table-cell>
              <table:table-cell office:value-type="float" office:value="0.0456609931717654">
                <text:p>0.0456609931717654</text:p>
                <draw:g>
                  <svg:desc>HighIntensity.G39:HighIntensity.G55</svg:desc>
                </draw:g>
              </table:table-cell>
              <table:table-cell office:value-type="float" office:value="0.0456609931717654">
                <text:p>0.0456609931717654</text:p>
                <draw:g>
                  <svg:desc>HighIntensity.G39:HighIntensity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0.151553455689446">
                <text:p>0.151553455689446</text:p>
              </table:table-cell>
              <table:table-cell office:value-type="float" office:value="0.151553455689446">
                <text:p>0.151553455689446</text:p>
              </table:table-cell>
              <table:table-cell office:value-type="float" office:value="2.2">
                <text:p>2.2</text:p>
              </table:table-cell>
              <table:table-cell office:value-type="float" office:value="0.993548387096774">
                <text:p>0.993548387096774</text:p>
              </table:table-cell>
              <table:table-cell office:value-type="float" office:value="0.113042577893333">
                <text:p>0.113042577893333</text:p>
              </table:table-cell>
              <table:table-cell office:value-type="float" office:value="0.113042577893333">
                <text:p>0.11304257789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235484583694558">
                <text:p>0.235484583694558</text:p>
              </table:table-cell>
              <table:table-cell office:value-type="float" office:value="0.235484583694558">
                <text:p>0.235484583694558</text:p>
              </table:table-cell>
              <table:table-cell office:value-type="float" office:value="3.2">
                <text:p>3.2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26300034318807">
                <text:p>0.226300034318807</text:p>
              </table:table-cell>
              <table:table-cell office:value-type="float" office:value="0.226300034318807">
                <text:p>0.226300034318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85564853556485">
                <text:p>0.285564853556485</text:p>
              </table:table-cell>
              <table:table-cell office:value-type="float" office:value="0.0195961351737566">
                <text:p>0.0195961351737566</text:p>
              </table:table-cell>
              <table:table-cell office:value-type="float" office:value="0.0195961351737566">
                <text:p>0.0195961351737566</text:p>
              </table:table-cell>
              <table:table-cell office:value-type="float" office:value="4.2">
                <text:p>4.2</text:p>
              </table:table-cell>
              <table:table-cell office:value-type="float" office:value="0.63878954607978">
                <text:p>0.63878954607978</text:p>
              </table:table-cell>
              <table:table-cell office:value-type="float" office:value="0.0169702517471986">
                <text:p>0.0169702517471986</text:p>
              </table:table-cell>
              <table:table-cell office:value-type="float" office:value="0.0169702517471986">
                <text:p>0.0169702517471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0820820820821">
                <text:p>0.820820820820821</text:p>
              </table:table-cell>
              <table:table-cell office:value-type="float" office:value="0.0386789827221219">
                <text:p>0.0386789827221219</text:p>
              </table:table-cell>
              <table:table-cell office:value-type="float" office:value="0.0386789827221219">
                <text:p>0.0386789827221219</text:p>
              </table:table-cell>
              <table:table-cell office:value-type="float" office:value="5.2">
                <text:p>5.2</text:p>
              </table:table-cell>
              <table:table-cell office:value-type="float" office:value="0.882168925964546">
                <text:p>0.882168925964546</text:p>
              </table:table-cell>
              <table:table-cell office:value-type="float" office:value="0.0294225883792596">
                <text:p>0.0294225883792596</text:p>
              </table:table-cell>
              <table:table-cell office:value-type="float" office:value="0.0294225883792596">
                <text:p>0.0294225883792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3621474067334">
                <text:p>0.983621474067334</text:p>
              </table:table-cell>
              <table:table-cell office:value-type="float" office:value="0.0421351510484968">
                <text:p>0.0421351510484968</text:p>
              </table:table-cell>
              <table:table-cell office:value-type="float" office:value="0.0421351510484968">
                <text:p>0.0421351510484968</text:p>
              </table:table-cell>
              <table:table-cell office:value-type="float" office:value="6.2">
                <text:p>6.2</text:p>
              </table:table-cell>
              <table:table-cell office:value-type="float" office:value="1.102596580114">
                <text:p>1.102596580114</text:p>
              </table:table-cell>
              <table:table-cell office:value-type="float" office:value="0.0383173293935162">
                <text:p>0.0383173293935162</text:p>
              </table:table-cell>
              <table:table-cell office:value-type="float" office:value="0.0383173293935162">
                <text:p>0.0383173293935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78125">
                <text:p>1.078125</text:p>
              </table:table-cell>
              <table:table-cell office:value-type="float" office:value="0.132301694635104">
                <text:p>0.132301694635104</text:p>
              </table:table-cell>
              <table:table-cell office:value-type="float" office:value="0.132301694635104">
                <text:p>0.132301694635104</text:p>
              </table:table-cell>
              <table:table-cell office:value-type="float" office:value="7.2">
                <text:p>7.2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0.112441363442725">
                <text:p>0.112441363442725</text:p>
              </table:table-cell>
              <table:table-cell office:value-type="float" office:value="0.112441363442725">
                <text:p>0.112441363442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117313876993684">
                <text:p>0.117313876993684</text:p>
              </table:table-cell>
              <table:table-cell office:value-type="float" office:value="0.117313876993684">
                <text:p>0.117313876993684</text:p>
              </table:table-cell>
              <table:table-cell office:value-type="float" office:value="8.2">
                <text:p>8.2</text:p>
              </table:table-cell>
              <table:table-cell office:value-type="float" office:value="1.08256880733945">
                <text:p>1.08256880733945</text:p>
              </table:table-cell>
              <table:table-cell office:value-type="float" office:value="0.14381831141032">
                <text:p>0.14381831141032</text:p>
              </table:table-cell>
              <table:table-cell office:value-type="float" office:value="0.14381831141032">
                <text:p>0.1438183114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9191919191919">
                <text:p>1.19191919191919</text:p>
              </table:table-cell>
              <table:table-cell office:value-type="float" office:value="0.162449387673204">
                <text:p>0.162449387673204</text:p>
              </table:table-cell>
              <table:table-cell office:value-type="float" office:value="0.162449387673204">
                <text:p>0.162449387673204</text:p>
              </table:table-cell>
              <table:table-cell office:value-type="float" office:value="9.2">
                <text:p>9.2</text:p>
              </table:table-cell>
              <table:table-cell office:value-type="float" office:value="1.1800215594682">
                <text:p>1.1800215594682</text:p>
              </table:table-cell>
              <table:table-cell office:value-type="float" office:value="0.0135967076616602">
                <text:p>0.0135967076616602</text:p>
              </table:table-cell>
              <table:table-cell office:value-type="float" office:value="0.0135967076616602">
                <text:p>0.013596707661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34486830154405">
                <text:p>1.34486830154405</text:p>
              </table:table-cell>
              <table:table-cell office:value-type="float" office:value="0.0169240947125249">
                <text:p>0.0169240947125249</text:p>
              </table:table-cell>
              <table:table-cell office:value-type="float" office:value="0.0169240947125249">
                <text:p>0.0169240947125249</text:p>
              </table:table-cell>
              <table:table-cell office:value-type="float" office:value="10.2">
                <text:p>10.2</text:p>
              </table:table-cell>
              <table:table-cell office:value-type="float" office:value="1.33943856140829">
                <text:p>1.33943856140829</text:p>
              </table:table-cell>
              <table:table-cell office:value-type="float" office:value="0.00688994324132732">
                <text:p>0.00688994324132732</text:p>
              </table:table-cell>
              <table:table-cell office:value-type="float" office:value="0.00688994324132732">
                <text:p>0.00688994324132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6489948407757">
                <text:p>1.26489948407757</text:p>
              </table:table-cell>
              <table:table-cell office:value-type="float" office:value="0.0225759316467038">
                <text:p>0.0225759316467038</text:p>
              </table:table-cell>
              <table:table-cell office:value-type="float" office:value="0.0225759316467038">
                <text:p>0.0225759316467038</text:p>
              </table:table-cell>
              <table:table-cell office:value-type="float" office:value="11.2">
                <text:p>11.2</text:p>
              </table:table-cell>
              <table:table-cell office:value-type="float" office:value="1.21855651048886">
                <text:p>1.21855651048886</text:p>
              </table:table-cell>
              <table:table-cell office:value-type="float" office:value="0.0158060876668573">
                <text:p>0.0158060876668573</text:p>
              </table:table-cell>
              <table:table-cell office:value-type="float" office:value="0.0158060876668573">
                <text:p>0.0158060876668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2941176470588">
                <text:p>1.02941176470588</text:p>
              </table:table-cell>
              <table:table-cell office:value-type="float" office:value="0.0445204294620839">
                <text:p>0.0445204294620839</text:p>
              </table:table-cell>
              <table:table-cell office:value-type="float" office:value="0.0445204294620839">
                <text:p>0.0445204294620839</text:p>
              </table:table-cell>
              <table:table-cell office:value-type="float" office:value="12.2">
                <text:p>12.2</text:p>
              </table:table-cell>
              <table:table-cell office:value-type="float" office:value="1.01207056638812">
                <text:p>1.01207056638812</text:p>
              </table:table-cell>
              <table:table-cell office:value-type="float" office:value="0.0434829649750842">
                <text:p>0.0434829649750842</text:p>
              </table:table-cell>
              <table:table-cell office:value-type="float" office:value="0.0434829649750842">
                <text:p>0.0434829649750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627643367212092">
                <text:p>0.0627643367212092</text:p>
              </table:table-cell>
              <table:table-cell office:value-type="float" office:value="0.0627643367212092">
                <text:p>0.0627643367212092</text:p>
              </table:table-cell>
              <table:table-cell office:value-type="float" office:value="13.2">
                <text:p>13.2</text:p>
              </table:table-cell>
              <table:table-cell office:value-type="float" office:value="0.870410367170626">
                <text:p>0.870410367170626</text:p>
              </table:table-cell>
              <table:table-cell office:value-type="float" office:value="0.0592979913712666">
                <text:p>0.0592979913712666</text:p>
              </table:table-cell>
              <table:table-cell office:value-type="float" office:value="0.0592979913712666">
                <text:p>0.0592979913712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3012048192771">
                <text:p>1.03012048192771</text:p>
              </table:table-cell>
              <table:table-cell office:value-type="float" office:value="0.112240831037086">
                <text:p>0.112240831037086</text:p>
              </table:table-cell>
              <table:table-cell office:value-type="float" office:value="0.112240831037086">
                <text:p>0.112240831037086</text:p>
              </table:table-cell>
              <table:table-cell office:value-type="float" office:value="14.2">
                <text:p>14.2</text:p>
              </table:table-cell>
              <table:table-cell office:value-type="float" office:value="0.899158624102945">
                <text:p>0.899158624102945</text:p>
              </table:table-cell>
              <table:table-cell office:value-type="float" office:value="0.0102783725754087">
                <text:p>0.0102783725754087</text:p>
              </table:table-cell>
              <table:table-cell office:value-type="float" office:value="0.0102783725754087">
                <text:p>0.0102783725754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5498788813037">
                <text:p>0.835498788813037</text:p>
              </table:table-cell>
              <table:table-cell office:value-type="float" office:value="0.0183769829546393">
                <text:p>0.0183769829546393</text:p>
              </table:table-cell>
              <table:table-cell office:value-type="float" office:value="0.0183769829546393">
                <text:p>0.0183769829546393</text:p>
              </table:table-cell>
              <table:table-cell office:value-type="float" office:value="15.2">
                <text:p>15.2</text:p>
              </table:table-cell>
              <table:table-cell office:value-type="float" office:value="0.90625">
                <text:p>0.90625</text:p>
              </table:table-cell>
              <table:table-cell office:value-type="float" office:value="0.0169909689291223">
                <text:p>0.0169909689291223</text:p>
              </table:table-cell>
              <table:table-cell office:value-type="float" office:value="0.0169909689291223">
                <text:p>0.0169909689291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27371273712737">
                <text:p>0.727371273712737</text:p>
              </table:table-cell>
              <table:table-cell office:value-type="float" office:value="0.0260959273061969">
                <text:p>0.0260959273061969</text:p>
              </table:table-cell>
              <table:table-cell office:value-type="float" office:value="0.0260959273061969">
                <text:p>0.0260959273061969</text:p>
              </table:table-cell>
              <table:table-cell office:value-type="float" office:value="16.2">
                <text:p>16.2</text:p>
              </table:table-cell>
              <table:table-cell office:value-type="float" office:value="0.873711340206186">
                <text:p>0.873711340206186</text:p>
              </table:table-cell>
              <table:table-cell office:value-type="float" office:value="0.0459308484904809">
                <text:p>0.0459308484904809</text:p>
              </table:table-cell>
              <table:table-cell office:value-type="float" office:value="0.0459308484904809">
                <text:p>0.0459308484904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52482269503546">
                <text:p>0.652482269503546</text:p>
              </table:table-cell>
              <table:table-cell office:value-type="float" office:value="0.0874466557361283">
                <text:p>0.0874466557361283</text:p>
              </table:table-cell>
              <table:table-cell office:value-type="float" office:value="0.0874466557361283">
                <text:p>0.0874466557361283</text:p>
              </table:table-cell>
              <table:table-cell office:value-type="float" office:value="17.2">
                <text:p>17.2</text:p>
              </table:table-cell>
              <table:table-cell office:value-type="float" office:value="1.27777777777778">
                <text:p>1.27777777777778</text:p>
              </table:table-cell>
              <table:table-cell office:value-type="float" office:value="0.28433615801452">
                <text:p>0.28433615801452</text:p>
              </table:table-cell>
              <table:table-cell office:value-type="float" office:value="0.28433615801452">
                <text:p>0.28433615801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HighIntensity.E69:HighIntensity.E85" chart:error-lower-range="HighIntensity.E69:HighIntensity.E8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HighIntensity.E69:HighIntensity.E85" chart:error-lower-range="HighIntensity.E69:HighIntensity.E85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HighIntensity.F69:HighIntensity.F85" chart:error-lower-range="HighIntensity.F69:HighIntensity.F85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HighIntensity.F69:HighIntensity.F85" chart:error-lower-range="HighIntensity.F69:HighIntensity.F8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4cm" svg:height="11.35cm" xlink:href=".." xlink:type="simple" chart:class="chart:bar" chart:style-name="ch1">
        <chart:legend svg:x="15.675cm" svg:y="1.005cm" style:legend-expansion="custom" chartooo:width="3.765cm" chartooo:height="2.028cm" style:legend-expansion-aspect-ratio="1.85650887573965" chart:style-name="ch2"/>
        <chart:plot-area chart:style-name="ch3" table:cell-range-address="HighIntensity.B68:HighIntensity.D85" chart:data-source-has-labels="both" svg:x="0.456cm" svg:y="0.227cm" svg:width="21.928cm" svg:height="10.896cm">
          <chartooo:coordinate-region svg:x="1.183cm" svg:y="0.426cm" svg:width="21.201cm" svg:height="10.05cm"/>
          <chart:axis chart:dimension="x" chart:name="primary-x" chart:style-name="ch4" chartooo:axis-type="auto">
            <chartooo:date-scale/>
            <chart:categories table:cell-range-address="HighIntensity.B69:HighIntensity.B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ghIntensity.C69:HighIntensity.C85" chart:label-cell-address="HighIntensity.C68:HighIntensity.C68" chart:class="chart:bar">
            <chart:error-indicator chart:style-name="ch8" chart:dimension="y"/>
            <chart:data-point chart:repeated="17"/>
          </chart:series>
          <chart:series chart:style-name="ch9" chart:values-cell-range-address="HighIntensity.D69:HighIntensity.D85" chart:label-cell-address="HighIntensity.D68:HighIntensity.D68" chart:class="chart:bar"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HighIntensity.C68:HighIntensity.C6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High intensity</text:p>
                <draw:g>
                  <svg:desc>HighIntensity.D68:HighIntensity.D6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Intensity.B69:HighIntensity.B85</svg:desc>
                </draw:g>
              </table:table-cell>
              <table:table-cell office:value-type="float" office:value="0.487684729064039">
                <text:p>0.487684729064039</text:p>
                <draw:g>
                  <svg:desc>HighIntensity.C69:HighIntensity.C85</svg:desc>
                </draw:g>
              </table:table-cell>
              <table:table-cell office:value-type="float" office:value="0.0345156760755585">
                <text:p>0.0345156760755585</text:p>
                <draw:g>
                  <svg:desc>HighIntensity.E69:HighIntensity.E85</svg:desc>
                </draw:g>
              </table:table-cell>
              <table:table-cell office:value-type="float" office:value="0.0345156760755585">
                <text:p>0.0345156760755585</text:p>
                <draw:g>
                  <svg:desc>HighIntensity.E69:HighIntensity.E85</svg:desc>
                </draw:g>
              </table:table-cell>
              <table:table-cell office:value-type="float" office:value="0.75705329153605">
                <text:p>0.75705329153605</text:p>
                <draw:g>
                  <svg:desc>HighIntensity.D69:HighIntensity.D85</svg:desc>
                </draw:g>
              </table:table-cell>
              <table:table-cell office:value-type="float" office:value="0.0456609931717654">
                <text:p>0.0456609931717654</text:p>
                <draw:g>
                  <svg:desc>HighIntensity.F69:HighIntensity.F85</svg:desc>
                </draw:g>
              </table:table-cell>
              <table:table-cell office:value-type="float" office:value="0.0456609931717654">
                <text:p>0.0456609931717654</text:p>
                <draw:g>
                  <svg:desc>HighIntensity.F69:HighIntensity.F85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0.151553455689446">
                <text:p>0.151553455689446</text:p>
              </table:table-cell>
              <table:table-cell office:value-type="float" office:value="0.151553455689446">
                <text:p>0.151553455689446</text:p>
              </table:table-cell>
              <table:table-cell office:value-type="float" office:value="0.993548387096774">
                <text:p>0.993548387096774</text:p>
              </table:table-cell>
              <table:table-cell office:value-type="float" office:value="0.113042577893333">
                <text:p>0.113042577893333</text:p>
              </table:table-cell>
              <table:table-cell office:value-type="float" office:value="0.113042577893333">
                <text:p>0.113042577893333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235484583694558">
                <text:p>0.235484583694558</text:p>
              </table:table-cell>
              <table:table-cell office:value-type="float" office:value="0.235484583694558">
                <text:p>0.23548458369455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26300034318807">
                <text:p>0.226300034318807</text:p>
              </table:table-cell>
              <table:table-cell office:value-type="float" office:value="0.226300034318807">
                <text:p>0.226300034318807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0.285564853556485">
                <text:p>0.285564853556485</text:p>
              </table:table-cell>
              <table:table-cell office:value-type="float" office:value="0.0195961351737566">
                <text:p>0.0195961351737566</text:p>
              </table:table-cell>
              <table:table-cell office:value-type="float" office:value="0.0195961351737566">
                <text:p>0.0195961351737566</text:p>
              </table:table-cell>
              <table:table-cell office:value-type="float" office:value="0.63878954607978">
                <text:p>0.63878954607978</text:p>
              </table:table-cell>
              <table:table-cell office:value-type="float" office:value="0.0169702517471986">
                <text:p>0.0169702517471986</text:p>
              </table:table-cell>
              <table:table-cell office:value-type="float" office:value="0.0169702517471986">
                <text:p>0.0169702517471986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0.820820820820821">
                <text:p>0.820820820820821</text:p>
              </table:table-cell>
              <table:table-cell office:value-type="float" office:value="0.0386789827221219">
                <text:p>0.0386789827221219</text:p>
              </table:table-cell>
              <table:table-cell office:value-type="float" office:value="0.0386789827221219">
                <text:p>0.0386789827221219</text:p>
              </table:table-cell>
              <table:table-cell office:value-type="float" office:value="0.882168925964546">
                <text:p>0.882168925964546</text:p>
              </table:table-cell>
              <table:table-cell office:value-type="float" office:value="0.0294225883792596">
                <text:p>0.0294225883792596</text:p>
              </table:table-cell>
              <table:table-cell office:value-type="float" office:value="0.0294225883792596">
                <text:p>0.0294225883792596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0.983621474067334">
                <text:p>0.983621474067334</text:p>
              </table:table-cell>
              <table:table-cell office:value-type="float" office:value="0.0421351510484968">
                <text:p>0.0421351510484968</text:p>
              </table:table-cell>
              <table:table-cell office:value-type="float" office:value="0.0421351510484968">
                <text:p>0.0421351510484968</text:p>
              </table:table-cell>
              <table:table-cell office:value-type="float" office:value="1.102596580114">
                <text:p>1.102596580114</text:p>
              </table:table-cell>
              <table:table-cell office:value-type="float" office:value="0.0383173293935162">
                <text:p>0.0383173293935162</text:p>
              </table:table-cell>
              <table:table-cell office:value-type="float" office:value="0.0383173293935162">
                <text:p>0.0383173293935162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1.078125">
                <text:p>1.078125</text:p>
              </table:table-cell>
              <table:table-cell office:value-type="float" office:value="0.132301694635104">
                <text:p>0.132301694635104</text:p>
              </table:table-cell>
              <table:table-cell office:value-type="float" office:value="0.132301694635104">
                <text:p>0.132301694635104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0.112441363442725">
                <text:p>0.112441363442725</text:p>
              </table:table-cell>
              <table:table-cell office:value-type="float" office:value="0.112441363442725">
                <text:p>0.112441363442725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117313876993684">
                <text:p>0.117313876993684</text:p>
              </table:table-cell>
              <table:table-cell office:value-type="float" office:value="0.117313876993684">
                <text:p>0.117313876993684</text:p>
              </table:table-cell>
              <table:table-cell office:value-type="float" office:value="1.08256880733945">
                <text:p>1.08256880733945</text:p>
              </table:table-cell>
              <table:table-cell office:value-type="float" office:value="0.14381831141032">
                <text:p>0.14381831141032</text:p>
              </table:table-cell>
              <table:table-cell office:value-type="float" office:value="0.14381831141032">
                <text:p>0.14381831141032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1.19191919191919">
                <text:p>1.19191919191919</text:p>
              </table:table-cell>
              <table:table-cell office:value-type="float" office:value="0.162449387673204">
                <text:p>0.162449387673204</text:p>
              </table:table-cell>
              <table:table-cell office:value-type="float" office:value="0.162449387673204">
                <text:p>0.162449387673204</text:p>
              </table:table-cell>
              <table:table-cell office:value-type="float" office:value="1.1800215594682">
                <text:p>1.1800215594682</text:p>
              </table:table-cell>
              <table:table-cell office:value-type="float" office:value="0.0135967076616602">
                <text:p>0.0135967076616602</text:p>
              </table:table-cell>
              <table:table-cell office:value-type="float" office:value="0.0135967076616602">
                <text:p>0.0135967076616602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.34486830154405">
                <text:p>1.34486830154405</text:p>
              </table:table-cell>
              <table:table-cell office:value-type="float" office:value="0.0169240947125249">
                <text:p>0.0169240947125249</text:p>
              </table:table-cell>
              <table:table-cell office:value-type="float" office:value="0.0169240947125249">
                <text:p>0.0169240947125249</text:p>
              </table:table-cell>
              <table:table-cell office:value-type="float" office:value="1.33943856140829">
                <text:p>1.33943856140829</text:p>
              </table:table-cell>
              <table:table-cell office:value-type="float" office:value="0.00688994324132732">
                <text:p>0.00688994324132732</text:p>
              </table:table-cell>
              <table:table-cell office:value-type="float" office:value="0.00688994324132732">
                <text:p>0.00688994324132732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.26489948407757">
                <text:p>1.26489948407757</text:p>
              </table:table-cell>
              <table:table-cell office:value-type="float" office:value="0.0225759316467038">
                <text:p>0.0225759316467038</text:p>
              </table:table-cell>
              <table:table-cell office:value-type="float" office:value="0.0225759316467038">
                <text:p>0.0225759316467038</text:p>
              </table:table-cell>
              <table:table-cell office:value-type="float" office:value="1.21855651048886">
                <text:p>1.21855651048886</text:p>
              </table:table-cell>
              <table:table-cell office:value-type="float" office:value="0.0158060876668573">
                <text:p>0.0158060876668573</text:p>
              </table:table-cell>
              <table:table-cell office:value-type="float" office:value="0.0158060876668573">
                <text:p>0.0158060876668573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.02941176470588">
                <text:p>1.02941176470588</text:p>
              </table:table-cell>
              <table:table-cell office:value-type="float" office:value="0.0445204294620839">
                <text:p>0.0445204294620839</text:p>
              </table:table-cell>
              <table:table-cell office:value-type="float" office:value="0.0445204294620839">
                <text:p>0.0445204294620839</text:p>
              </table:table-cell>
              <table:table-cell office:value-type="float" office:value="1.01207056638812">
                <text:p>1.01207056638812</text:p>
              </table:table-cell>
              <table:table-cell office:value-type="float" office:value="0.0434829649750842">
                <text:p>0.0434829649750842</text:p>
              </table:table-cell>
              <table:table-cell office:value-type="float" office:value="0.0434829649750842">
                <text:p>0.0434829649750842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627643367212092">
                <text:p>0.0627643367212092</text:p>
              </table:table-cell>
              <table:table-cell office:value-type="float" office:value="0.0627643367212092">
                <text:p>0.0627643367212092</text:p>
              </table:table-cell>
              <table:table-cell office:value-type="float" office:value="0.870410367170626">
                <text:p>0.870410367170626</text:p>
              </table:table-cell>
              <table:table-cell office:value-type="float" office:value="0.0592979913712666">
                <text:p>0.0592979913712666</text:p>
              </table:table-cell>
              <table:table-cell office:value-type="float" office:value="0.0592979913712666">
                <text:p>0.0592979913712666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1.03012048192771">
                <text:p>1.03012048192771</text:p>
              </table:table-cell>
              <table:table-cell office:value-type="float" office:value="0.112240831037086">
                <text:p>0.112240831037086</text:p>
              </table:table-cell>
              <table:table-cell office:value-type="float" office:value="0.112240831037086">
                <text:p>0.112240831037086</text:p>
              </table:table-cell>
              <table:table-cell office:value-type="float" office:value="0.899158624102945">
                <text:p>0.899158624102945</text:p>
              </table:table-cell>
              <table:table-cell office:value-type="float" office:value="0.0102783725754087">
                <text:p>0.0102783725754087</text:p>
              </table:table-cell>
              <table:table-cell office:value-type="float" office:value="0.0102783725754087">
                <text:p>0.0102783725754087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0.835498788813037">
                <text:p>0.835498788813037</text:p>
              </table:table-cell>
              <table:table-cell office:value-type="float" office:value="0.0183769829546393">
                <text:p>0.0183769829546393</text:p>
              </table:table-cell>
              <table:table-cell office:value-type="float" office:value="0.0183769829546393">
                <text:p>0.0183769829546393</text:p>
              </table:table-cell>
              <table:table-cell office:value-type="float" office:value="0.90625">
                <text:p>0.90625</text:p>
              </table:table-cell>
              <table:table-cell office:value-type="float" office:value="0.0169909689291223">
                <text:p>0.0169909689291223</text:p>
              </table:table-cell>
              <table:table-cell office:value-type="float" office:value="0.0169909689291223">
                <text:p>0.0169909689291223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0.727371273712737">
                <text:p>0.727371273712737</text:p>
              </table:table-cell>
              <table:table-cell office:value-type="float" office:value="0.0260959273061969">
                <text:p>0.0260959273061969</text:p>
              </table:table-cell>
              <table:table-cell office:value-type="float" office:value="0.0260959273061969">
                <text:p>0.0260959273061969</text:p>
              </table:table-cell>
              <table:table-cell office:value-type="float" office:value="0.873711340206186">
                <text:p>0.873711340206186</text:p>
              </table:table-cell>
              <table:table-cell office:value-type="float" office:value="0.0459308484904809">
                <text:p>0.0459308484904809</text:p>
              </table:table-cell>
              <table:table-cell office:value-type="float" office:value="0.0459308484904809">
                <text:p>0.0459308484904809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0.652482269503546">
                <text:p>0.652482269503546</text:p>
              </table:table-cell>
              <table:table-cell office:value-type="float" office:value="0.0874466557361283">
                <text:p>0.0874466557361283</text:p>
              </table:table-cell>
              <table:table-cell office:value-type="float" office:value="0.0874466557361283">
                <text:p>0.0874466557361283</text:p>
              </table:table-cell>
              <table:table-cell office:value-type="float" office:value="1.27777777777778">
                <text:p>1.27777777777778</text:p>
              </table:table-cell>
              <table:table-cell office:value-type="float" office:value="0.28433615801452">
                <text:p>0.28433615801452</text:p>
              </table:table-cell>
              <table:table-cell office:value-type="float" office:value="0.28433615801452">
                <text:p>0.28433615801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